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4" style:family="paragraph" style:parent-style-name="Standard">
      <style:paragraph-properties fo:margin-top="0.1665in" fo:margin-bottom="0.1665in" loext:contextual-spacing="false" fo:line-height="100%"/>
      <style:text-properties fo:font-style="italic" style:font-style-asian="italic"/>
    </style:style>
    <style:style style:name="P5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8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9" style:family="paragraph" style:parent-style-name="Standard">
      <style:paragraph-properties fo:margin-top="0.139in" fo:margin-bottom="0in" loext:contextual-spacing="false" fo:line-height="125%" fo:orphans="2" fo:widows="2"/>
    </style:style>
    <style:style style:name="P10" style:family="paragraph" style:parent-style-name="Standard">
      <style:paragraph-properties fo:margin-left="0.2744in" fo:margin-right="0.2807in" fo:text-indent="0in" style:auto-text-indent="false"/>
    </style:style>
    <style:style style:name="P11" style:family="paragraph" style:parent-style-name="Standard">
      <style:paragraph-properties fo:margin-left="0in" fo:margin-right="0.4165in" fo:text-indent="0.0783in" style:auto-text-indent="false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left="0in" fo:margin-right="0in" fo:margin-top="0.0417in" fo:margin-bottom="0in" loext:contextual-spacing="false" fo:line-height="100%" fo:text-indent="0in" style:auto-text-indent="false" fo:padding="0in" fo:border="non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0417in" fo:margin-bottom="0in" loext:contextual-spacing="false" fo:line-height="100%" fo:text-indent="0in" style:auto-text-indent="false" fo:padding="0in" fo:border="non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 fo:padding="0in" fo:border="non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left="0.75in" fo:margin-right="0in" fo:margin-top="0.0417in" fo:margin-bottom="0in" loext:contextual-spacing="false" fo:line-height="100%" fo:text-indent="0in" style:auto-text-indent="false" fo:padding="0in" fo:border="non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19">
      <style:paragraph-properties fo:margin-left="0.5in" fo:margin-right="0.4165in" fo:margin-top="0.1665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.4165in" fo:margin-top="0.1665in" fo:margin-bottom="0in" loext:contextual-spacing="false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.4165in" fo:margin-top="0.1665in" fo:margin-bottom="0in" loext:contextual-spacing="false" fo:text-indent="-0.25in" style:auto-text-indent="false"/>
    </style:style>
    <style:style style:name="P29" style:family="paragraph" style:parent-style-name="Standard" style:list-style-name="WWNum15">
      <style:paragraph-properties fo:margin-left="0.5in" fo:margin-right="0.4165in" fo:margin-top="0.1665in" fo:margin-bottom="0in" loext:contextual-spacing="false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0.4165in" fo:margin-top="0.1665in" fo:margin-bottom="0in" loext:contextual-spacing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.4165in" fo:margin-top="0.1665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.4165in" fo:margin-top="0.1665in" fo:margin-bottom="0in" loext:contextual-spacing="false" fo:text-indent="-0.25in" style:auto-text-indent="false"/>
    </style:style>
    <style:style style:name="P33" style:family="paragraph" style:parent-style-name="Standard" style:list-style-name="WWNum14">
      <style:paragraph-properties fo:margin-left="0.5in" fo:margin-right="0.4165in" fo:margin-top="0.1665in" fo:margin-bottom="0in" loext:contextual-spacing="false" fo:text-indent="-0.25in" style:auto-text-indent="false"/>
    </style:style>
    <style:style style:name="P34" style:family="paragraph" style:parent-style-name="Standard" style:list-style-name="WWNum17">
      <style:paragraph-properties fo:margin-left="0.5in" fo:margin-right="0.4165in" fo:margin-top="0.1665in" fo:margin-bottom="0in" loext:contextual-spacing="false" fo:text-indent="-0.25in" style:auto-text-indent="false"/>
    </style:style>
    <style:style style:name="P35" style:family="paragraph" style:parent-style-name="Standard" style:list-style-name="WWNum2">
      <style:paragraph-properties fo:margin-left="0.5in" fo:margin-right="0.4165in" fo:margin-top="0.1665in" fo:margin-bottom="0in" loext:contextual-spacing="false" fo:text-indent="-0.25in" style:auto-text-indent="false"/>
    </style:style>
    <style:style style:name="P36" style:family="paragraph" style:parent-style-name="Standard" style:list-style-name="WWNum18">
      <style:paragraph-properties fo:margin-left="0.5in" fo:margin-right="0.4165in" fo:margin-top="0.1665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.4165in" fo:margin-top="0.1665in" fo:margin-bottom="0in" loext:contextual-spacing="false" fo:text-indent="-0.25in" style:auto-text-indent="false"/>
    </style:style>
    <style:style style:name="P38" style:family="paragraph" style:parent-style-name="Standard" style:list-style-name="WWNum16">
      <style:paragraph-properties fo:margin-left="0.5in" fo:margin-right="0.4165in" fo:margin-top="0.1665in" fo:margin-bottom="0in" loext:contextual-spacing="false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.4165in" fo:margin-top="0.1665in" fo:margin-bottom="0in" loext:contextual-spacing="false" fo:text-indent="-0.25in" style:auto-text-indent="false"/>
    </style:style>
    <style:style style:name="P40" style:family="paragraph" style:parent-style-name="Standard" style:list-style-name="WWNum6">
      <style:paragraph-properties fo:margin-left="0.5in" fo:margin-right="0.4165in" fo:margin-top="0.1665in" fo:margin-bottom="0in" loext:contextual-spacing="false" fo:text-indent="-0.25in" style:auto-text-indent="false"/>
    </style:style>
    <style:style style:name="P41" style:family="paragraph" style:parent-style-name="Standard" style:list-style-name="WWNum19">
      <style:paragraph-properties fo:margin-left="0.5in" fo:margin-right="0.4165in" fo:margin-top="0in" fo:margin-bottom="0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9">
      <style:paragraph-properties fo:margin-left="0.5in" fo:margin-right="0.4165in" fo:margin-top="0in" fo:margin-bottom="0in" loext:contextual-spacing="false" fo:text-indent="-0.25in" style:auto-text-indent="false"/>
    </style:style>
    <style:style style:name="P43" style:family="paragraph" style:parent-style-name="Standard" style:list-style-name="WWNum15">
      <style:paragraph-properties fo:margin-left="0.5in" fo:margin-right="0.4165in" fo:margin-top="0in" fo:margin-bottom="0in" loext:contextual-spacing="false" fo:text-indent="-0.25in" style:auto-text-indent="false"/>
    </style:style>
    <style:style style:name="P44" style:family="paragraph" style:parent-style-name="Standard" style:list-style-name="WWNum5">
      <style:paragraph-properties fo:margin-left="0.5in" fo:margin-right="0.4165in" fo:margin-top="0in" fo:margin-bottom="0in" loext:contextual-spacing="false" fo:text-indent="-0.25in" style:auto-text-indent="false"/>
    </style:style>
    <style:style style:name="P45" style:family="paragraph" style:parent-style-name="Standard" style:list-style-name="WWNum14">
      <style:paragraph-properties fo:margin-left="0.5in" fo:margin-right="0.4165in" fo:margin-top="0in" fo:margin-bottom="0in" loext:contextual-spacing="false" fo:text-indent="-0.25in" style:auto-text-indent="false"/>
    </style:style>
    <style:style style:name="P46" style:family="paragraph" style:parent-style-name="Standard" style:list-style-name="WWNum17">
      <style:paragraph-properties fo:margin-left="0.5in" fo:margin-right="0.4165in" fo:margin-top="0in" fo:margin-bottom="0in" loext:contextual-spacing="false" fo:text-indent="-0.25in" style:auto-text-indent="false"/>
    </style:style>
    <style:style style:name="P47" style:family="paragraph" style:parent-style-name="Standard" style:list-style-name="WWNum18">
      <style:paragraph-properties fo:margin-left="0.5in" fo:margin-right="0.4165in" fo:margin-top="0in" fo:margin-bottom="0in" loext:contextual-spacing="false" fo:text-indent="-0.25in" style:auto-text-indent="false"/>
    </style:style>
    <style:style style:name="P48" style:family="paragraph" style:parent-style-name="Standard" style:list-style-name="WWNum3">
      <style:paragraph-properties fo:margin-left="0.5in" fo:margin-right="0.4165in" fo:margin-top="0in" fo:margin-bottom="0in" loext:contextual-spacing="false" fo:text-indent="-0.25in" style:auto-text-indent="false"/>
    </style:style>
    <style:style style:name="P49" style:family="paragraph" style:parent-style-name="Standard" style:list-style-name="WWNum6">
      <style:paragraph-properties fo:margin-left="0.5in" fo:margin-right="0.4165in" fo:margin-top="0in" fo:margin-bottom="0in" loext:contextual-spacing="false" fo:text-indent="-0.25in" style:auto-text-indent="false"/>
    </style:style>
    <style:style style:name="P50" style:family="paragraph" style:parent-style-name="Standard" style:list-style-name="WWNum19">
      <style:paragraph-properties fo:margin-left="0.5in" fo:margin-right="0.4165in" fo:margin-top="0in" fo:margin-bottom="0.1665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9">
      <style:paragraph-properties fo:margin-left="0.5in" fo:margin-right="0.4165in" fo:margin-top="0in" fo:margin-bottom="0.1665in" loext:contextual-spacing="false" fo:text-indent="-0.25in" style:auto-text-indent="false"/>
    </style:style>
    <style:style style:name="P52" style:family="paragraph" style:parent-style-name="Standard" style:list-style-name="WWNum10">
      <style:paragraph-properties fo:margin-left="0.5in" fo:margin-right="0.4165in" fo:margin-top="0in" fo:margin-bottom="0.1665in" loext:contextual-spacing="false" fo:text-indent="-0.25in" style:auto-text-indent="false"/>
    </style:style>
    <style:style style:name="P53" style:family="paragraph" style:parent-style-name="Standard" style:list-style-name="WWNum11">
      <style:paragraph-properties fo:margin-left="0.5in" fo:margin-right="0.4165in" fo:margin-top="0in" fo:margin-bottom="0.1665in" loext:contextual-spacing="false" fo:text-indent="-0.25in" style:auto-text-indent="false"/>
    </style:style>
    <style:style style:name="P54" style:family="paragraph" style:parent-style-name="Standard" style:list-style-name="WWNum7">
      <style:paragraph-properties fo:margin-left="0.5in" fo:margin-right="0.4165in" fo:margin-top="0in" fo:margin-bottom="0.1665in" loext:contextual-spacing="false" fo:text-indent="-0.25in" style:auto-text-indent="false"/>
    </style:style>
    <style:style style:name="P55" style:family="paragraph" style:parent-style-name="Standard" style:list-style-name="WWNum5">
      <style:paragraph-properties fo:margin-left="0.5in" fo:margin-right="0.4165in" fo:margin-top="0in" fo:margin-bottom="0.1665in" loext:contextual-spacing="false" fo:text-indent="-0.25in" style:auto-text-indent="false"/>
    </style:style>
    <style:style style:name="P56" style:family="paragraph" style:parent-style-name="Standard" style:list-style-name="WWNum14">
      <style:paragraph-properties fo:margin-left="0.5in" fo:margin-right="0.4165in" fo:margin-top="0in" fo:margin-bottom="0.1665in" loext:contextual-spacing="false" fo:text-indent="-0.25in" style:auto-text-indent="false"/>
    </style:style>
    <style:style style:name="P57" style:family="paragraph" style:parent-style-name="Standard" style:list-style-name="WWNum17">
      <style:paragraph-properties fo:margin-left="0.5in" fo:margin-right="0.4165in" fo:margin-top="0in" fo:margin-bottom="0.1665in" loext:contextual-spacing="false" fo:text-indent="-0.25in" style:auto-text-indent="false"/>
    </style:style>
    <style:style style:name="P58" style:family="paragraph" style:parent-style-name="Standard" style:list-style-name="WWNum2">
      <style:paragraph-properties fo:margin-left="0.5in" fo:margin-right="0.4165in" fo:margin-top="0in" fo:margin-bottom="0.1665in" loext:contextual-spacing="false" fo:text-indent="-0.25in" style:auto-text-indent="false"/>
    </style:style>
    <style:style style:name="P59" style:family="paragraph" style:parent-style-name="Standard" style:list-style-name="WWNum18">
      <style:paragraph-properties fo:margin-left="0.5in" fo:margin-right="0.4165in" fo:margin-top="0in" fo:margin-bottom="0.1665in" loext:contextual-spacing="false" fo:text-indent="-0.25in" style:auto-text-indent="false"/>
    </style:style>
    <style:style style:name="P60" style:family="paragraph" style:parent-style-name="Standard" style:list-style-name="WWNum3">
      <style:paragraph-properties fo:margin-left="0.5in" fo:margin-right="0.4165in" fo:margin-top="0in" fo:margin-bottom="0.1665in" loext:contextual-spacing="false" fo:text-indent="-0.25in" style:auto-text-indent="false"/>
    </style:style>
    <style:style style:name="P61" style:family="paragraph" style:parent-style-name="Standard" style:list-style-name="WWNum16">
      <style:paragraph-properties fo:margin-left="0.5in" fo:margin-right="0.4165in" fo:margin-top="0in" fo:margin-bottom="0.1665in" loext:contextual-spacing="false" fo:text-indent="-0.25in" style:auto-text-indent="false"/>
    </style:style>
    <style:style style:name="P62" style:family="paragraph" style:parent-style-name="Standard" style:list-style-name="WWNum4">
      <style:paragraph-properties fo:margin-left="0.5in" fo:margin-right="0.4165in" fo:margin-top="0in" fo:margin-bottom="0.1665in" loext:contextual-spacing="false" fo:text-indent="-0.25in" style:auto-text-indent="false"/>
    </style:style>
    <style:style style:name="P63" style:family="paragraph" style:parent-style-name="Standard" style:list-style-name="WWNum20">
      <style:paragraph-properties fo:margin-left="0.5in" fo:margin-right="0.4165in" fo:text-indent="-0.25in" style:auto-text-indent="false"/>
    </style:style>
    <style:style style:name="P64" style:family="paragraph" style:parent-style-name="Standard" style:list-style-name="WWNum22">
      <style:paragraph-properties fo:margin-left="0.5in" fo:margin-right="0.4165in" fo:text-indent="-0.25in" style:auto-text-indent="false"/>
    </style:style>
    <style:style style:name="P65" style:family="paragraph" style:parent-style-name="Standard" style:list-style-name="WWNum21">
      <style:paragraph-properties fo:margin-left="0.5in" fo:margin-right="0.4165in" fo:text-indent="-0.25in" style:auto-text-indent="false"/>
    </style:style>
    <style:style style:name="P66" style:family="paragraph" style:parent-style-name="Standard" style:list-style-name="WWNum13">
      <style:paragraph-properties fo:margin-left="0.5in" fo:margin-right="0.4165in" fo:text-indent="-0.25in" style:auto-text-indent="false"/>
    </style:style>
    <style:style style:name="P67" style:family="paragraph" style:parent-style-name="Standard" style:list-style-name="WWNum8">
      <style:paragraph-properties fo:margin-left="0.5in" fo:margin-right="0.4165in" fo:text-indent="-0.25in" style:auto-text-indent="false"/>
    </style:style>
    <style:style style:name="P68" style:family="paragraph" style:parent-style-name="Standard" style:list-style-name="WWNum1">
      <style:paragraph-properties fo:margin-left="0.5in" fo:margin-right="0.4165in" fo:text-indent="-0.25in" style:auto-text-indent="false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0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71" style:family="paragraph" style:parent-style-name="Standard">
      <style:paragraph-properties fo:margin-left="0in" fo:margin-right="0.4165in" fo:margin-top="0.1665in" fo:margin-bottom="0.1665in" loext:contextual-spacing="false" fo:line-height="100%" fo:text-align="start" style:justify-single-word="false" fo:text-indent="0in" style:auto-text-indent="false"/>
    </style:style>
    <style:style style:name="P72" style:family="paragraph" style:parent-style-name="Standard">
      <style:paragraph-properties fo:margin-left="0in" fo:margin-right="0.4165in" fo:text-indent="0in" style:auto-text-indent="false"/>
    </style:style>
    <style:style style:name="P73" style:family="paragraph" style:parent-style-name="Standard">
      <loext:graphic-properties draw:fill="solid" draw:fill-color="#ffffff"/>
      <style:paragraph-properties fo:margin-top="0in" fo:margin-bottom="0.0835in" loext:contextual-spacing="false" fo:line-height="100%" fo:background-color="#ffffff" fo:padding="0in" fo:border="none"/>
    </style:style>
    <style:style style:name="P74" style:family="paragraph" style:parent-style-name="Standard">
      <loext:graphic-properties draw:fill="solid" draw:fill-color="#ffffff"/>
      <style:paragraph-properties fo:margin-top="0.0835in" fo:margin-bottom="0.0835in" loext:contextual-spacing="false" fo:line-height="100%" fo:background-color="#ffffff" fo:padding="0in" fo:border="none"/>
    </style:style>
    <style:style style:name="P75" style:family="paragraph" style:parent-style-name="Standard">
      <style:paragraph-properties fo:break-before="auto" fo:break-after="auto"/>
    </style:style>
    <style:style style:name="P76" style:family="paragraph" style:parent-style-name="Heading_20_1" style:list-style-name="WWNum12"/>
    <style:style style:name="P77" style:family="paragraph" style:parent-style-name="Heading_20_1" style:list-style-name="WWNum12">
      <style:paragraph-properties fo:margin-top="0in" fo:margin-bottom="0.1665in" loext:contextual-spacing="false"/>
    </style:style>
    <style:style style:name="P78" style:family="paragraph" style:parent-style-name="Heading_20_3">
      <style:paragraph-properties fo:margin-left="0in" fo:margin-right="0.4165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79" style:family="paragraph" style:parent-style-name="Heading_20_3">
      <loext:graphic-properties draw:fill="solid" draw:fill-color="#ffffff"/>
      <style:paragraph-properties fo:margin-left="0in" fo:margin-right="0.4165in" fo:margin-top="0.1945in" fo:margin-bottom="0.0555in" loext:contextual-spacing="false" fo:line-height="115%" fo:text-align="justify" style:justify-single-word="false" fo:text-indent="0in" style:auto-text-indent="false" fo:background-color="#ffffff" fo:padding="0in" fo:border="none" fo:keep-with-next="auto"/>
    </style:style>
    <style:style style:name="P80" style:family="paragraph" style:parent-style-name="Heading_20_3">
      <loext:graphic-properties draw:fill="solid" draw:fill-color="#ffffff"/>
      <style:paragraph-properties fo:margin-left="0in" fo:margin-right="0.4165in" fo:margin-top="0.1945in" fo:margin-bottom="0.0555in" loext:contextual-spacing="false" fo:line-height="115%" fo:text-align="justify" style:justify-single-word="false" fo:text-indent="0in" style:auto-text-indent="false" fo:background-color="#ffffff" fo:padding="0in" fo:border="none" fo:keep-with-next="auto"/>
      <style:text-properties fo:color="#0d0d0d" style:font-name="Calibri" fo:font-size="16.5pt" fo:font-weight="bold" style:font-name-asian="Calibri1" style:font-size-asian="16.5pt" style:font-weight-asian="bold" style:font-name-complex="Calibri1" style:font-size-complex="16.5pt"/>
    </style:style>
    <style:style style:name="P81" style:family="paragraph" style:parent-style-name="Heading_20_4">
      <style:paragraph-properties fo:margin-left="0in" fo:margin-right="0.4165in" fo:margin-top="0.1665in" fo:margin-bottom="0.028in" loext:contextual-spacing="false" fo:line-height="100%" fo:text-align="justify" style:justify-single-word="false" fo:text-indent="0in" style:auto-text-indent="false" fo:keep-with-next="auto"/>
    </style:style>
    <style:style style:name="P82" style:family="paragraph" style:parent-style-name="Heading_20_4">
      <style:paragraph-properties fo:margin-left="0in" fo:margin-right="0.4165in" fo:margin-top="0.1665in" fo:margin-bottom="0.028in" loext:contextual-spacing="false" fo:line-height="100%" fo:text-align="justify" style:justify-single-word="false" fo:text-indent="0in" style:auto-text-indent="false" fo:keep-with-next="auto"/>
      <style:text-properties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P83" style:family="paragraph" style:parent-style-name="Heading_20_4">
      <style:paragraph-properties fo:margin-left="0in" fo:margin-right="0.4165in" fo:margin-top="0.1665in" fo:margin-bottom="0.028in" loext:contextual-spacing="false" fo:line-height="100%" fo:text-align="justify" style:justify-single-word="false" fo:text-indent="0in" style:auto-text-indent="false" fo:keep-with-next="auto"/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P84" style:family="paragraph" style:parent-style-name="Heading_20_4">
      <loext:graphic-properties draw:fill="solid" draw:fill-color="#ffffff"/>
      <style:paragraph-properties fo:margin-left="0in" fo:margin-right="0.4165in" fo:margin-top="0.1665in" fo:margin-bottom="0.028in" loext:contextual-spacing="false" fo:line-height="150%" fo:text-align="justify" style:justify-single-word="false" fo:text-indent="0in" style:auto-text-indent="false" fo:background-color="#ffffff" fo:padding="0in" fo:border="none" fo:keep-with-next="auto"/>
    </style:style>
    <style:style style:name="P8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P86" style:family="paragraph">
      <loext:graphic-properties draw:fill="solid" draw:fill-color="#a0a0a0"/>
      <style:paragraph-properties fo:text-align="center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669966" fo:font-size="14pt" style:font-size-asian="14pt" style:font-size-complex="14pt"/>
    </style:style>
    <style:style style:name="T13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color="#333333" fo:background-color="#f8f8f8" loext:char-shading-value="0"/>
    </style:style>
    <style:style style:name="T21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/>
    </style:style>
    <style:style style:name="T22" style:family="text"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T23" style:family="text">
      <style:text-properties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T24" style:family="text">
      <style:text-properties fo:font-size="11pt" fo:font-weight="bold" style:font-size-asian="11pt" style:font-weight-asian="bold" style:font-size-complex="11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color="#188038"/>
    </style:style>
    <style:style style:name="T27" style:family="text">
      <style:text-properties fo:color="#188038"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T28" style:family="text">
      <style:text-properties fo:color="#188038" fo:font-style="italic" style:font-style-asian="italic"/>
    </style:style>
    <style:style style:name="T29" style:family="text">
      <style:text-properties fo:color="#188038" fo:font-weight="bold" style:font-weight-asian="bold"/>
    </style:style>
    <style:style style:name="T30" style:family="text">
      <style:text-properties fo:font-style="italic" style:font-style-asian="italic"/>
    </style:style>
    <style:style style:name="T31" style:family="text">
      <style:text-properties fo:color="#0d0d0d" fo:font-weight="bold" style:font-weight-asian="bold"/>
    </style:style>
    <style:style style:name="T32" style:family="text">
      <style:text-properties fo:color="#0d0d0d"/>
    </style:style>
    <style:style style:name="T33" style:family="text">
      <style:text-properties fo:color="#0d0d0d" style:font-name="Calibri" fo:font-size="16.5pt" fo:font-weight="bold" style:font-name-asian="Calibri1" style:font-size-asian="16.5pt" style:font-weight-asian="bold" style:font-name-complex="Calibri1" style:font-size-complex="16.5pt"/>
    </style:style>
    <style:style style:name="T34" style:family="text">
      <style:text-properties fo:color="#0d0d0d"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T35" style:family="text">
      <style:text-properties fo:color="#0d0d0d" fo:background-color="#ffffff"/>
    </style:style>
    <style:style style:name="T36" style:family="text">
      <style:text-properties fo:color="#0d0d0d" fo:font-size="10.5pt" style:font-size-asian="10.5pt" style:font-size-complex="10.5pt" fo:background-color="#ffffff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bookmark text:name="_aczyuw2yex2w"/><text:span text:style-name="T1">Sistemas operativos en red</text:span><text:span text:style-name="T2"><text:line-break/></text:span><text:span text:style-name="T3">Trabajo práctico final - Sistemas Operativos en Red</text:span></text:p>
      <text:p text:style-name="P5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8"><text:span text:style-name="T5">Autores: Sergi García Barea</text:span></text:p>
      <text:p text:style-name="P8"><text:span text:style-name="T5">Actualizado Febrero 2025</text:span></text:p>
      <text:p text:style-name="P9"><text:span text:style-name="T6">Licencia</text:span></text:p>
      <text:p text:style-name="P10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1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11"/>
      <text:p text:style-name="P12"><text:span text:style-name="T8"><text:s/>📖 </text:span><text:span text:style-name="T9">Importante</text:span></text:p>
      <text:p text:style-name="Standard"/>
      <text:p text:style-name="P12"><text:span text:style-name="T8"><text:s/>❕ </text:span><text:span text:style-name="T9">Atención</text:span></text:p>
      <text:p text:style-name="Standard"><text:s/></text:p>
      <text:p text:style-name="P12"><text:soft-page-break/><text:span text:style-name="T8"><text:s/>💬</text:span> <text:span text:style-name="T9">Interesante</text:span></text:p>
      <text:p text:style-name="Standard"/>
      <text:p text:style-name="P12"><text:span text:style-name="T8"><text:s/>📕 </text:span><text:span text:style-name="T9">A entregar</text:span></text:p>
      <text:p text:style-name="P13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dbh0n1vac4c8" text:style-name="Index_20_Link" text:visited-style-name="Index_20_Link"><text:span text:style-name="T14">1. Fecha de entrega<text:tab/>4</text:span></text:a></text:p>
          <text:p text:style-name="P15"><text:a xlink:type="simple" xlink:href="#_4owcmsjlyn6b" text:style-name="Index_20_Link" text:visited-style-name="Index_20_Link"><text:span text:style-name="T14">2. Objetivo general:<text:tab/>4</text:span></text:a></text:p>
          <text:p text:style-name="P15"><text:a xlink:type="simple" xlink:href="#_4j2m8wrtf3lf" text:style-name="Index_20_Link" text:visited-style-name="Index_20_Link"><text:span text:style-name="T14">3. Parte 1: Uso de la Consola en Windows 10<text:tab/>4</text:span></text:a></text:p>
          <text:p text:style-name="P15"><text:a xlink:type="simple" xlink:href="#_fuufk552i5es" text:style-name="Index_20_Link" text:visited-style-name="Index_20_Link"><text:span text:style-name="T14">4. Evaluación de la Parte 1<text:tab/>5</text:span></text:a></text:p>
          <text:p text:style-name="P17"><text:a xlink:type="simple" xlink:href="#_nsjd5b6dq1qe" text:style-name="Index_20_Link" text:visited-style-name="Index_20_Link"><text:span text:style-name="T15">Preguntas para la defensa oral<text:tab/>5</text:span></text:a></text:p>
          <text:p text:style-name="P18"><text:a xlink:type="simple" xlink:href="#_5x7vnhpwjih2" text:style-name="Index_20_Link" text:visited-style-name="Index_20_Link"><text:span text:style-name="T15">1. Creación de directorios y archivos<text:tab/>5</text:span></text:a></text:p>
          <text:p text:style-name="P18"><text:a xlink:type="simple" xlink:href="#_irkz0mkcryhl" text:style-name="Index_20_Link" text:visited-style-name="Index_20_Link"><text:span text:style-name="T15">2. Uso de redirecciones<text:tab/>5</text:span></text:a></text:p>
          <text:p text:style-name="P18"><text:a xlink:type="simple" xlink:href="#_gzm88uhbp2lf" text:style-name="Index_20_Link" text:visited-style-name="Index_20_Link"><text:span text:style-name="T15">3. Uso de tuberías (|)<text:tab/>6</text:span></text:a></text:p>
          <text:p text:style-name="P18"><text:a xlink:type="simple" xlink:href="#_1bjqlaqm9hs0" text:style-name="Index_20_Link" text:visited-style-name="Index_20_Link"><text:span text:style-name="T15">4. Uso de caracteres comodín (* y ?)<text:tab/>6</text:span></text:a></text:p>
          <text:p text:style-name="P18"><text:a xlink:type="simple" xlink:href="#_fpjes6jezxrm" text:style-name="Index_20_Link" text:visited-style-name="Index_20_Link"><text:span text:style-name="T15">5. Otras tareas<text:tab/>6</text:span></text:a></text:p>
          <text:p text:style-name="P18"><text:a xlink:type="simple" xlink:href="#_yiv5g3c7lgbd" text:style-name="Index_20_Link" text:visited-style-name="Index_20_Link"><text:span text:style-name="T15">Preguntas de profundización<text:tab/>7</text:span></text:a></text:p>
          <text:p text:style-name="P17"><text:a xlink:type="simple" xlink:href="#_53si51w6p8br" text:style-name="Index_20_Link" text:visited-style-name="Index_20_Link"><text:span text:style-name="T15">Evaluación y criterios para Apto/No Apto<text:tab/>7</text:span></text:a></text:p>
          <text:p text:style-name="P17"><text:a xlink:type="simple" xlink:href="#_m7txkt2iv7ak" text:style-name="Index_20_Link" text:visited-style-name="Index_20_Link"><text:span text:style-name="T15">Ejemplo de respuestas esperadas<text:tab/>7</text:span></text:a></text:p>
          <text:p text:style-name="P15"><text:a xlink:type="simple" xlink:href="#_6t2szo31yijm" text:style-name="Index_20_Link" text:visited-style-name="Index_20_Link"><text:span text:style-name="T14">5. Parte 2: Configuración de un Dominio en Windows Server y Perfiles Móviles<text:tab/>8</text:span></text:a></text:p>
          <text:p text:style-name="P15"><text:a xlink:type="simple" xlink:href="#_m5jki5akr45q" text:style-name="Index_20_Link" text:visited-style-name="Index_20_Link"><text:span text:style-name="T14">6. Evaluación de la Parte 2<text:tab/>8</text:span></text:a></text:p>
          <text:p text:style-name="P18"><text:a xlink:type="simple" xlink:href="#_3a7o2jbetx5u" text:style-name="Index_20_Link" text:visited-style-name="Index_20_Link"><text:span text:style-name="T15">1. Configuración del dominio<text:tab/>8</text:span></text:a></text:p>
          <text:p text:style-name="P18"><text:a xlink:type="simple" xlink:href="#_9vivdf3u0xoz" text:style-name="Index_20_Link" text:visited-style-name="Index_20_Link"><text:span text:style-name="T15">2. Unión de clientes al dominio<text:tab/>9</text:span></text:a></text:p>
          <text:p text:style-name="P18"><text:soft-page-break/><text:a xlink:type="simple" xlink:href="#_ycmupmr5vmic" text:style-name="Index_20_Link" text:visited-style-name="Index_20_Link"><text:span text:style-name="T15">3. Implementación de perfiles móviles<text:tab/>9</text:span></text:a></text:p>
          <text:p text:style-name="P18"><text:a xlink:type="simple" xlink:href="#_fuhe947grb5k" text:style-name="Index_20_Link" text:visited-style-name="Index_20_Link"><text:span text:style-name="T15">4. Comprobación de funcionalidad<text:tab/>9</text:span></text:a></text:p>
          <text:p text:style-name="P17"><text:a xlink:type="simple" xlink:href="#_4xz422b9pquw" text:style-name="Index_20_Link" text:visited-style-name="Index_20_Link"><text:span text:style-name="T15">Evaluación y Criterios para Apto/No Apto<text:tab/>9</text:span></text:a></text:p>
          <text:p text:style-name="P17"><text:a xlink:type="simple" xlink:href="#_f4uonixkclzs" text:style-name="Index_20_Link" text:visited-style-name="Index_20_Link"><text:span text:style-name="T15">Ejemplo de Respuestas Esperadas<text:tab/>10</text:span></text:a></text:p>
          <text:p text:style-name="P15"><text:a xlink:type="simple" xlink:href="#_przw624l06yy" text:style-name="Index_20_Link" text:visited-style-name="Index_20_Link"><text:span text:style-name="T14">7. Parte 3: Uso de la Consola en Linux<text:tab/>10</text:span></text:a></text:p>
          <text:p text:style-name="P15"><text:a xlink:type="simple" xlink:href="#_luct9acpq0ow" text:style-name="Index_20_Link" text:visited-style-name="Index_20_Link"><text:span text:style-name="T14">8. Evaluación de la Parte 3<text:tab/>11</text:span></text:a></text:p>
          <text:p text:style-name="P17"><text:a xlink:type="simple" xlink:href="#_hfhugrhmw2t1" text:style-name="Index_20_Link" text:visited-style-name="Index_20_Link"><text:span text:style-name="T15">Objetivo<text:tab/>11</text:span></text:a></text:p>
          <text:p text:style-name="P17"><text:a xlink:type="simple" xlink:href="#_i1pw0erfxum" text:style-name="Index_20_Link" text:visited-style-name="Index_20_Link"><text:span text:style-name="T15">Preguntas para la defensa oral<text:tab/>11</text:span></text:a></text:p>
          <text:p text:style-name="P18"><text:a xlink:type="simple" xlink:href="#_v5s4e1whigzw" text:style-name="Index_20_Link" text:visited-style-name="Index_20_Link"><text:span text:style-name="T15">1. Creación de directorios y ficheros<text:tab/>11</text:span></text:a></text:p>
          <text:p text:style-name="P18"><text:a xlink:type="simple" xlink:href="#_t2tlzefcr0e8" text:style-name="Index_20_Link" text:visited-style-name="Index_20_Link"><text:span text:style-name="T15">2. Uso de redirecciones<text:tab/>12</text:span></text:a></text:p>
          <text:p text:style-name="P18"><text:a xlink:type="simple" xlink:href="#_63y0n67wp3f7" text:style-name="Index_20_Link" text:visited-style-name="Index_20_Link"><text:span text:style-name="T15">3. Uso de tuberías (|)<text:tab/>12</text:span></text:a></text:p>
          <text:p text:style-name="P18"><text:a xlink:type="simple" xlink:href="#_e1j76pdc4z4l" text:style-name="Index_20_Link" text:visited-style-name="Index_20_Link"><text:span text:style-name="T15">4. Uso de caracteres comodín (* y ?)<text:tab/>12</text:span></text:a></text:p>
          <text:p text:style-name="P18"><text:a xlink:type="simple" xlink:href="#_9azz8786uy9s" text:style-name="Index_20_Link" text:visited-style-name="Index_20_Link"><text:span text:style-name="T15">5. Otras tareas<text:tab/>12</text:span></text:a></text:p>
          <text:p text:style-name="P17"><text:a xlink:type="simple" xlink:href="#_q7u179aswoq5" text:style-name="Index_20_Link" text:visited-style-name="Index_20_Link"><text:span text:style-name="T15">Preguntas de profundización<text:tab/>13</text:span></text:a></text:p>
          <text:p text:style-name="P17"><text:a xlink:type="simple" xlink:href="#_8e3frwcbt87i" text:style-name="Index_20_Link" text:visited-style-name="Index_20_Link"><text:span text:style-name="T15">Evaluación y criterios para Apto/No Apto<text:tab/>13</text:span></text:a></text:p>
          <text:p text:style-name="P17"><text:a xlink:type="simple" xlink:href="#_54t8nmo8vou" text:style-name="Index_20_Link" text:visited-style-name="Index_20_Link"><text:span text:style-name="T15">Ejemplo de respuestas esperadas<text:tab/>13</text:span></text:a></text:p>
          <text:p text:style-name="P15"><text:a xlink:type="simple" xlink:href="#_dc3njhof9gnj" text:style-name="Index_20_Link" text:visited-style-name="Index_20_Link"><text:span text:style-name="T14">9. Parte 4: Configuración de un Dominio en Linux con UCS y Compartición de Carpetas<text:tab/>14</text:span></text:a></text:p>
          <text:p text:style-name="P15"><text:a xlink:type="simple" xlink:href="#_40blb3z8y9j5" text:style-name="Index_20_Link" text:visited-style-name="Index_20_Link"><text:span text:style-name="T14">10. Evaluación de la Parte 4<text:tab/>14</text:span></text:a></text:p>
          <text:p text:style-name="P17"><text:a xlink:type="simple" xlink:href="#_8w88d3ittl85" text:style-name="Index_20_Link" text:visited-style-name="Index_20_Link"><text:span text:style-name="T15">Preguntas para la defensa oral<text:tab/>15</text:span></text:a></text:p>
          <text:p text:style-name="P18"><text:a xlink:type="simple" xlink:href="#_chzydodk7trf" text:style-name="Index_20_Link" text:visited-style-name="Index_20_Link"><text:span text:style-name="T15">1. Configuración del dominio:<text:tab/>15</text:span></text:a></text:p>
          <text:p text:style-name="P18"><text:a xlink:type="simple" xlink:href="#_v8x05rr63p9a" text:style-name="Index_20_Link" text:visited-style-name="Index_20_Link"><text:span text:style-name="T15">2. Compartición de carpetas:<text:tab/>15</text:span></text:a></text:p>
          <text:p text:style-name="P18"><text:soft-page-break/><text:a xlink:type="simple" xlink:href="#_vvqp7nzbrhw3" text:style-name="Index_20_Link" text:visited-style-name="Index_20_Link"><text:span text:style-name="T15">3. Unión de clientes al dominio:<text:tab/>15</text:span></text:a></text:p>
          <text:p text:style-name="P18"><text:a xlink:type="simple" xlink:href="#_nowuyv5o1be" text:style-name="Index_20_Link" text:visited-style-name="Index_20_Link"><text:span text:style-name="T15">4. Comprobación de funcionalidad:<text:tab/>15</text:span></text:a></text:p>
          <text:p text:style-name="P17"><text:a xlink:type="simple" xlink:href="#_vagxe3invw3l" text:style-name="Index_20_Link" text:visited-style-name="Index_20_Link"><text:span text:style-name="T15">Preguntas de profundización<text:tab/>16</text:span></text:a></text:p>
          <text:p text:style-name="P17"><text:a xlink:type="simple" xlink:href="#_7zr988eafgx6" text:style-name="Index_20_Link" text:visited-style-name="Index_20_Link"><text:span text:style-name="T15">Evaluación y Criterios para Apto/No Apto<text:tab/>16</text:span></text:a></text:p>
          <text:p text:style-name="P17"><text:a xlink:type="simple" xlink:href="#_d43tch2jtfb0" text:style-name="Index_20_Link" text:visited-style-name="Index_20_Link"><text:span text:style-name="T15">Ejemplo de Respuestas Esperadas<text:tab/>16</text:span></text:a></text:p>
        </text:index-body>
      </text:table-of-content>
      <text:p text:style-name="P14"/>
      <text:p text:style-name="P19"/>
      <text:p text:style-name="P20"><text:span text:style-name="T11">Trabajo práctico final - Sistemas Operativos en Red</text:span></text:p>
      <text:list xml:id="list3738661990" text:style-name="WWNum12">
        <text:list-item>
          <text:p text:style-name="P76"><text:bookmark text:name="_dbh0n1vac4c8"/>Fecha de entrega</text:p>
        </text:list-item>
      </text:list>
      <text:p text:style-name="Standard"><text:span text:style-name="T9">Fecha límite de entrega: </text:span><text:span text:style-name="T18">Miércoles 19 de febrero a las 23:55.</text:span></text:p>
      <text:p text:style-name="Standard">La actividad será evaluada cuando haya pasado la fecha límite de la entrega.</text:p>
      <text:p text:style-name="P12"><text:span text:style-name="T8"><text:s/>❕ </text:span><text:span text:style-name="T9">Atención: </text:span>la fecha de entrega no es prorrogable. Si no la entregas en tiempo y forma, la calificación de la actividad será 0.</text:p>
      <text:list xml:id="list95505243919859" text:continue-numbering="true" text:style-name="WWNum12">
        <text:list-item>
          <text:p text:style-name="P76"><text:bookmark text:name="_4owcmsjlyn6b"/>Objetivo general: <text:s/></text:p>
        </text:list-item>
      </text:list>
      <text:p text:style-name="Standard">Los estudiantes deberán demostrar habilidades avanzadas en el uso de la línea de comandos en Windows y Linux, así como en la configuración de dominios y recursos compartidos en ambos sistemas operativos. </text:p>
      <text:p text:style-name="P2">📢 <text:span text:style-name="T9">IMPORTANTE</text:span></text:p>
      <text:list xml:id="list4115127934" text:style-name="WWNum19">
        <text:list-item>
          <text:p text:style-name="P26"><text:span text:style-name="T9">Toda la entrega debe defenderse oralmente.</text:span></text:p>
        </text:list-item>
        <text:list-item>
          <text:p text:style-name="P41"><text:span text:style-name="T9">No es necesario la entrega de capturas de pantalla ni documentos.</text:span> El alumnado puede tomar notas y hacer esquemas personales para la defensa.</text:p>
        </text:list-item>
        <text:list-item>
          <text:p text:style-name="P41"><text:span text:style-name="T9">El trabajo es individual.</text:span> No se permite la realización en grupo.</text:p>
        </text:list-item>
        <text:list-item>
          <text:p text:style-name="P50">Cada parte se evalúa por separado, pero <text:span text:style-name="T9">todas deben ser aprobadas</text:span> para superar el trabajo.</text:p>
        </text:list-item>
      </text:list>
      <text:p text:style-name="P3"/>
      <text:list xml:id="list95505755067126" text:continue-list="list95505243919859" text:style-name="WWNum12">
        <text:list-item>
          <text:p text:style-name="P76"><text:bookmark text:name="_4j2m8wrtf3lf"/>Parte 1: Uso de la Consola en Windows 10</text:p>
        </text:list-item>
      </text:list>
      <text:p text:style-name="Standard"><text:soft-page-break/><text:span text:style-name="T9">Objetivo: <text:s/></text:span></text:p>
      <text:p text:style-name="Standard">Demostrar el dominio de la línea de comandos en Windows 10 (CMD o PowerShell) realizando una serie de tareas concretas.</text:p>
      <text:p text:style-name="Standard"><text:span text:style-name="T9">Tareas concretas:</text:span></text:p>
      <text:p text:style-name="Standard"><text:span text:style-name="T9">1. Creación de directorios y ficheros:</text:span></text:p>
      <text:list xml:id="list1437085329" text:style-name="WWNum20">
        <text:list-item>
          <text:p text:style-name="P63">Crear la siguiente estructura de directorios: <text:s text:c="4"/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9"><text:span text:style-name="T20"><text:s/>C:\TrabajoSistemas\<text:line-break/> C:\TrabajoSistemas\Documentos\<text:line-break/> C:\TrabajoSistemas\Imagenes\<text:line-break/> C:\TrabajoSistemas\Backup\</text:span></text:p>
          </table:table-cell>
        </table:table-row>
      </table:table>
      <text:list xml:id="list4043575928" text:style-name="WWNum22">
        <text:list-item>
          <text:p text:style-name="P64">Dentro de `C:\TrabajoSistemas\Documentos\`, crear tres archivos de texto llamados `nota1.txt`, `nota2.txt`, y `nota3.txt` con contenido generado desde la consola.</text:p>
        </text:list-item>
      </text:list>
      <text:p text:style-name="Standard"/>
      <text:p text:style-name="Standard"><text:span text:style-name="T9">2. <text:s/>Uso de redirecciones:</text:span></text:p>
      <text:list xml:id="list1319194355" text:style-name="WWNum9">
        <text:list-item>
          <text:p text:style-name="P27">Usar el comando `echo` para crear un archivo llamado `lista.txt` en `C:\TrabajoSistemas\` que contenga los nombres de los archivos en `C:\TrabajoSistemas\Documentos\`.</text:p>
        </text:list-item>
        <text:list-item>
          <text:p text:style-name="P42">Usar el operador `&gt;&gt;` para añadir la fecha actual al archivo `lista.txt`.</text:p>
        </text:list-item>
        <text:list-item>
          <text:p text:style-name="P51">Usar el operador `&lt;` para redirigir el contenido de `lista.txt` al comando `sort` y guardar la salida en `lista_ordenada.txt`.</text:p>
        </text:list-item>
      </text:list>
      <text:p text:style-name="Standard"><text:span text:style-name="T9">3. Uso de tuberías (`|`):</text:span></text:p>
      <text:list xml:id="list2519356113" text:style-name="WWNum21">
        <text:list-item>
          <text:p text:style-name="P65">Usar el comando `dir` para listar los archivos en `C:\TrabajoSistemas\Documentos\` y redirigir la salida al comando `find` para buscar solo los archivos que contengan la palabra "nota". Guardar el resultado en `notas_encontradas.txt`.</text:p>
        </text:list-item>
      </text:list>
      <text:p text:style-name="Standard"><text:span text:style-name="T9">4. Uso de caracteres comodín (`*` y `?`):</text:span></text:p>
      <text:list xml:id="list2410982342" text:style-name="WWNum10">
        <text:list-item>
          <text:p text:style-name="P28">Listar todos los archivos en `C:\TrabajoSistemas\` que tengan la extensión `.txt`.</text:p>
        </text:list-item>
        <text:list-item>
          <text:p text:style-name="P52">Mover todos los archivos que comiencen con "nota" desde `C:\TrabajoSistemas\Documentos\` a `C:\TrabajoSistemas\Backup\`.</text:p>
        </text:list-item>
      </text:list>
      <text:p text:style-name="Standard"><text:span text:style-name="T9">5. Otras tareas útiles:</text:span></text:p>
      <text:list xml:id="list1590956989" text:style-name="WWNum15">
        <text:list-item>
          <text:p text:style-name="P29">Cambiar los permisos de `C:\TrabajoSistemas\Backup\` para que solo el usuario actual tenga acceso de escritura.</text:p>
        </text:list-item>
        <text:list-item>
          <text:p text:style-name="P43">Mostrar la dirección IP de la máquina usando el comando `ipconfig`.</text:p>
        </text:list-item>
        <text:list-item>
          <text:p text:style-name="P43">Buscar todos los archivos en `C:\TrabajoSistemas\` que contengan la palabra "importante" usando el comando `findstr`.</text:p>
        </text:list-item>
      </text:list>
      <text:list xml:id="list95505692669707" text:continue-list="list95505755067126" text:style-name="WWNum12">
        <text:list-item>
          <text:p text:style-name="P77"><text:bookmark text:name="_fuufk552i5es"/><text:soft-page-break/>Evaluación de la Parte 1</text:p>
        </text:list-item>
      </text:list>
      <text:p text:style-name="P78"><text:bookmark text:name="_nsjd5b6dq1qe"/><text:span text:style-name="T21">Preguntas para la defensa oral</text:span></text:p>
      <text:p text:style-name="Standard">El estudiante deberá explicar y demostrar cada uno de los comandos utilizados, justificando su uso en cada tarea. No es necesario entregar documentos, pero se permite el uso de notas o esquemas para apoyar la exposición.</text:p>
      <text:p text:style-name="P81"><text:bookmark text:name="_5x7vnhpwjih2"/><text:span text:style-name="T22">1. Creación de directorios y archivos</text:span></text:p>
      <text:p text:style-name="P2"><text:span text:style-name="T24">Pregunta 1:</text:span> ¿Qué comandos utilizaste para crear la estructura de directorios <text:span text:style-name="T26">C:\TrabajoSistemas\</text:span>, <text:span text:style-name="T26">C:\TrabajoSistemas\Documentos\</text:span>, <text:span text:style-name="T26">C:\TrabajoSistemas\Imagenes\</text:span> y <text:span text:style-name="T26">C:\TrabajoSistemas\Backup\</text:span>? Explica cómo funcionan estos comandos.</text:p>
      <text:p text:style-name="P2"><text:span text:style-name="T9">Pregunta 2:</text:span> ¿Cómo generaste los archivos <text:span text:style-name="T26">nota1.txt</text:span>, <text:span text:style-name="T26">nota2.txt</text:span> y <text:span text:style-name="T26">nota3.txt</text:span> dentro de <text:span text:style-name="T26">C:\TrabajoSistemas\Documentos\</text:span>? ¿Qué método utilizaste para añadir contenido desde la consola?</text:p>
      <text:p text:style-name="P2"><text:span text:style-name="T9">Pregunta 3:</text:span> Si necesitaras crear 10 archivos consecutivos (<text:span text:style-name="T26">nota1.txt</text:span>, <text:span text:style-name="T26">nota2.txt</text:span>, ..., <text:span text:style-name="T26">nota10.txt</text:span>), ¿qué comando usarías para hacerlo en una sola línea?</text:p>
      <text:p text:style-name="Standard"><draw:rect text:anchor-type="as-char" style:rel-width="100%" draw:z-index="2" draw:style-name="gr1" draw:text-style-name="P86" svg:width="0.0012in" svg:height="0.0213in"><text:p/></draw:rect></text:p>
      <text:p text:style-name="P81"><text:bookmark text:name="_irkz0mkcryhl"/><text:span text:style-name="T22">2. Uso de redirecciones</text:span></text:p>
      <text:p text:style-name="P2"><text:span text:style-name="T24">Pregunta 4:</text:span> ¿Qué comando empleaste para crear el archivo <text:span text:style-name="T26">lista.txt</text:span> en <text:span text:style-name="T26">C:\TrabajoSistemas\</text:span> y asegurarte de que contuviera los nombres de los archivos en <text:span text:style-name="T26">C:\TrabajoSistemas\Documentos\</text:span>?</text:p>
      <text:p text:style-name="P2"><text:span text:style-name="T9">Pregunta 5:</text:span> ¿Para qué sirve el operador <text:span text:style-name="T26">&gt;&gt;</text:span>? Explica cómo lo utilizaste para añadir la fecha actual al archivo <text:span text:style-name="T26">lista.txt</text:span>.</text:p>
      <text:p text:style-name="P2"><text:span text:style-name="T9">Pregunta 6:</text:span> ¿Qué hace el operador <text:span text:style-name="T26">&lt;</text:span> en la línea de comandos? Explica cómo lo usaste para redirigir el contenido de <text:span text:style-name="T26">lista.txt</text:span> al comando <text:span text:style-name="T26">sort</text:span> y generar <text:span text:style-name="T26">lista_ordenada.txt</text:span>.</text:p>
      <text:p text:style-name="Standard"><draw:rect text:anchor-type="as-char" style:rel-width="100%" draw:z-index="3" draw:style-name="gr1" draw:text-style-name="P86" svg:width="0.0012in" svg:height="0.0213in"><text:p/></draw:rect></text:p>
      <text:p text:style-name="P81"><text:bookmark text:name="_gzm88uhbp2lf"/><text:span text:style-name="T22">3. Uso de tuberías (</text:span><text:span text:style-name="T27">|</text:span><text:span text:style-name="T22">)</text:span></text:p>
      <text:p text:style-name="P2"><text:span text:style-name="T9">Pregunta 7:</text:span> ¿Qué es una tubería (<text:span text:style-name="T26">|</text:span>) en la línea de comandos? Explica cómo la usaste para combinar los comandos <text:span text:style-name="T26">dir</text:span> y <text:span text:style-name="T26">find</text:span>.</text:p>
      <text:p text:style-name="P2"><text:span text:style-name="T9">Pregunta 8:</text:span> ¿Cuál es la función del comando <text:span text:style-name="T26">find</text:span> en este contexto? ¿Por qué resulta útil combinarlo con <text:span text:style-name="T26">dir</text:span>?</text:p>
      <text:p text:style-name="P2"><text:span text:style-name="T9">Pregunta 9:</text:span> Si quisieras contar la cantidad de líneas en <text:span text:style-name="T26">notas_encontradas.txt</text:span>, ¿qué comando emplearías y cómo lo combinarías con una tubería?</text:p>
      <text:p text:style-name="P81"><text:bookmark text:name="_1bjqlaqm9hs0"/><text:span text:style-name="T22">4. Uso de caracteres comodín (</text:span><text:span text:style-name="T27">*</text:span><text:span text:style-name="T22"> y </text:span><text:span text:style-name="T27">?</text:span><text:span text:style-name="T22">)</text:span></text:p>
      <text:p text:style-name="P2"><text:span text:style-name="T9">Pregunta 10:</text:span> ¿Qué son los caracteres comodín <text:span text:style-name="T26">*</text:span> y <text:span text:style-name="T26">?</text:span>, y en qué se diferencian?</text:p>
      <text:p text:style-name="P2"><text:span text:style-name="T9">Pregunta 11:</text:span> ¿Cómo listaste todos los archivos en <text:span text:style-name="T26">C:\TrabajoSistemas\</text:span> con extensión <text:span text:style-name="T26">.txt</text:span>? ¿Qué comando utilizaste?</text:p>
      <text:p text:style-name="P2"><text:span text:style-name="T9">Pregunta 12:</text:span> ¿Qué comando usaste para mover los archivos que comienzan con "nota" desde <text:span text:style-name="T26">C:\TrabajoSistemas\Documentos\</text:span> a <text:span text:style-name="T26">C:\TrabajoSistemas\Backup\</text:span>? Explica su funcionamiento.</text:p>
      <text:p text:style-name="Standard"><text:soft-page-break/><draw:rect text:anchor-type="as-char" style:rel-width="100%" draw:z-index="4" draw:style-name="gr1" draw:text-style-name="P86" svg:width="0.0012in" svg:height="0.0213in"><text:p/></draw:rect></text:p>
      <text:p text:style-name="P81"><text:bookmark text:name="_fpjes6jezxrm"/><text:span text:style-name="T22">5. Otras tareas</text:span></text:p>
      <text:p text:style-name="P2"><text:span text:style-name="T9">Pregunta 13:</text:span> ¿Cómo modificaste los permisos de <text:span text:style-name="T26">C:\TrabajoSistemas\Backup\</text:span> para que solo el usuario actual tenga acceso de escritura? Explica el comando utilizado.</text:p>
      <text:p text:style-name="P2"><text:span text:style-name="T9">Pregunta 14:</text:span> ¿Qué información obtuviste al ejecutar el comando <text:span text:style-name="T26">ipconfig</text:span>? ¿Cuál es su utilidad en un entorno de red?</text:p>
      <text:p text:style-name="P2"><text:span text:style-name="T9">Pregunta 15:</text:span> ¿Cómo buscaste todos los archivos en <text:span text:style-name="T26">C:\TrabajoSistemas\</text:span> que contuvieran la palabra "importante"? Explica el comando y su interpretación de resultados.</text:p>
      <text:p text:style-name="Standard"><draw:rect text:anchor-type="as-char" style:rel-width="100%" draw:z-index="5" draw:style-name="gr1" draw:text-style-name="P86" svg:width="0.0012in" svg:height="0.0213in"><text:p/></draw:rect></text:p>
      <text:p text:style-name="P82"><text:bookmark text:name="_vof5jfsgingy"/></text:p>
      <text:p text:style-name="P82"><text:bookmark text:name="_40yyclgxxv1g"/></text:p>
      <text:p text:style-name="P81"><text:bookmark text:name="_yiv5g3c7lgbd"/><text:span text:style-name="T23">Preguntas de profundización</text:span></text:p>
      <text:p text:style-name="P2"><text:span text:style-name="T9">Pregunta 16:</text:span> Si quisieras automatizar la creación de la estructura de directorios y archivos mediante un script, ¿qué herramienta o lenguaje utilizarías y cómo lo harías?</text:p>
      <text:p text:style-name="P2"><text:span text:style-name="T9">Pregunta 17:</text:span> ¿Cuál es la diferencia entre los operadores <text:span text:style-name="T26">&gt;</text:span> y <text:span text:style-name="T26">&gt;&gt;</text:span>? ¿En qué situaciones utilizarías cada uno?</text:p>
      <text:p text:style-name="P2"><text:span text:style-name="T9">Pregunta 18:</text:span> Si <text:span text:style-name="T26">lista.txt</text:span> tuviera miles de líneas, ¿cómo podrías optimizar el proceso de ordenamiento usando la consola?</text:p>
      <text:p text:style-name="P2"><text:span text:style-name="T9">Pregunta 19:</text:span> ¿Cuáles son las ventajas de utilizar la línea de comandos en lugar de una interfaz gráfica para realizar estas tareas?</text:p>
      <text:p text:style-name="Standard"><draw:rect text:anchor-type="as-char" style:rel-width="100%" draw:z-index="6" draw:style-name="gr1" draw:text-style-name="P86" svg:width="0.0012in" svg:height="0.0213in"><text:p/></draw:rect></text:p>
      <text:p text:style-name="P78"><text:bookmark text:name="_53si51w6p8br"/><text:span text:style-name="T21">Evaluación y criterios para Apto/No Apto</text:span></text:p>
      <text:p text:style-name="P2">Para considerar al estudiante <text:span text:style-name="T9">Apto</text:span>, deberá:<text:line-break/>✅ <text:span text:style-name="T9">Demostrar</text:span> que ha realizado todas las tareas correctamente.<text:line-break/>✅ <text:span text:style-name="T9">Explicar con claridad</text:span> los comandos utilizados y su funcionalidad.<text:line-break/>✅ <text:span text:style-name="T9">Justificar</text:span> por qué se usaron ciertos comandos y operadores en cada tarea.<text:line-break/>✅ <text:span text:style-name="T9">Mostrar comprensión</text:span> de los conceptos subyacentes (redirecciones, tuberías, caracteres comodín, permisos, etc.).<text:line-break/>✅ <text:span text:style-name="T9">Responder correctamente</text:span> a las preguntas de profundización (si se le hacen).</text:p>
      <text:p text:style-name="P2">Si el estudiante no puede explicar los comandos, justificar su uso o demostrar las tareas realizadas, se considerará <text:span text:style-name="T9">No Apto</text:span>.</text:p>
      <text:p text:style-name="Standard"><draw:rect text:anchor-type="as-char" style:rel-width="100%" draw:z-index="7" draw:style-name="gr1" draw:text-style-name="P86" svg:width="0.0012in" svg:height="0.0213in"><text:p/></draw:rect></text:p>
      <text:p text:style-name="P78"><text:bookmark text:name="_m7txkt2iv7ak"/><text:span text:style-name="T21">Ejemplo de respuestas esperadas</text:span></text:p>
      <text:p text:style-name="P2"><text:span text:style-name="T9">Pregunta 1 (Creación de directorios)<text:line-break/></text:span>✅ <text:span text:style-name="T30">"Utilicé el comando </text:span><text:span text:style-name="T28">mkdir</text:span><text:span text:style-name="T30"> para crear los directorios. Por ejemplo, </text:span><text:span text:style-name="T28">mkdir C:\TrabajoSistemas\Documentos</text:span><text:span text:style-name="T30">. Este comando permite generar un nuevo directorio en la ruta especificada."</text:span></text:p>
      <text:p text:style-name="P2"><text:span text:style-name="T9">Pregunta 7 (Uso de tuberías)<text:line-break/></text:span>✅ <text:span text:style-name="T30">"La tubería (</text:span><text:span text:style-name="T28">|</text:span><text:span text:style-name="T30">) permite enviar la salida de un comando como entrada a otro. En este caso, utilicé </text:span><text:span text:style-name="T28">dir C:\TrabajoSistemas\Documentos\ | find "nota"</text:span><text:span text:style-name="T30"> para listar los archivos y filtrar solo aquellos que contienen la palabra 'nota'."</text:span></text:p>
      <text:p text:style-name="P2"><text:soft-page-break/><text:span text:style-name="T9">Pregunta 13 (Cambio de permisos)<text:line-break/></text:span>✅ <text:span text:style-name="T30">"Utilicé el comando </text:span><text:span text:style-name="T28">icacls C:\TrabajoSistemas\Backup\ /grant Usuario:F</text:span><text:span text:style-name="T30"> para otorgar permisos de escritura solo al usuario actual. </text:span><text:span text:style-name="T28">icacls</text:span><text:span text:style-name="T30"> es una herramienta de Windows que permite administrar permisos de archivos y carpetas."</text:span></text:p>
      <text:p text:style-name="P4"/>
      <text:p text:style-name="P4"/>
      <text:list xml:id="list95506733019966" text:continue-numbering="true" text:style-name="WWNum12">
        <text:list-item>
          <text:p text:style-name="P76"><text:bookmark text:name="_6t2szo31yijm"/>Parte 2: Configuración de un Dominio en Windows Server y Perfiles Móviles</text:p>
        </text:list-item>
      </text:list>
      <text:p text:style-name="Standard"><text:span text:style-name="T9">Objetivo:</text:span></text:p>
      <text:p text:style-name="Standard">Configurar un dominio local usando Windows Server, unir clientes Windows 10 Pro y Linux al dominio, e implementar perfiles móviles usando carpetas compartidas y GPOs.</text:p>
      <text:p text:style-name="Standard"><text:span text:style-name="T9">Tareas concretas:</text:span></text:p>
      <text:p text:style-name="Standard"><text:span text:style-name="T9">1. Configuración del dominio:</text:span></text:p>
      <text:list xml:id="list4228070334" text:style-name="WWNum11">
        <text:list-item>
          <text:p text:style-name="P30">Instalar Windows Server en una máquina virtual.</text:p>
        </text:list-item>
        <text:list-item>
          <text:p text:style-name="P53">Configurar el dominio con el nombre `serrawin`.</text:p>
        </text:list-item>
      </text:list>
      <text:p text:style-name="Standard"><text:span text:style-name="T9">2. Unión de clientes al dominio:</text:span></text:p>
      <text:list xml:id="list2407128332" text:style-name="WWNum7">
        <text:list-item>
          <text:p text:style-name="P31">Unir dos máquinas Windows 10 Pro al dominio `serrawin`.</text:p>
        </text:list-item>
        <text:list-item>
          <text:p text:style-name="P54">Unir una máquina Linux (Ubuntu) al dominio.</text:p>
        </text:list-item>
      </text:list>
      <text:p text:style-name="Standard"><text:span text:style-name="T9">3. Implementación de perfiles móviles:</text:span></text:p>
      <text:list xml:id="list133335047" text:style-name="WWNum5">
        <text:list-item>
          <text:p text:style-name="P32">Crear una carpeta compartida en el servidor llamada `\\Server\PerfilesMoviles`.</text:p>
        </text:list-item>
        <text:list-item>
          <text:p text:style-name="P44">Configurar GPOs para que los perfiles de los usuarios se guarden en `\\Server\PerfilesMoviles`.</text:p>
        </text:list-item>
        <text:list-item>
          <text:p text:style-name="P55">Verificar que los perfiles móviles funcionen correctamente al iniciar sesión desde diferentes máquinas.</text:p>
        </text:list-item>
      </text:list>
      <text:p text:style-name="Standard"><text:span text:style-name="T9">4. Comprobación de funcionalidad:</text:span></text:p>
      <text:list xml:id="list3883218015" text:style-name="WWNum14">
        <text:list-item>
          <text:p text:style-name="P33"><text:s/>Crear un usuario llamado `usuario1` en el dominio.</text:p>
        </text:list-item>
        <text:list-item>
          <text:p text:style-name="P45"><text:s/>Iniciar sesión con `usuario1` en una de las máquinas Windows 10 Pro y realizar cambios en el perfil.</text:p>
        </text:list-item>
        <text:list-item>
          <text:p text:style-name="P56">Iniciar sesión con `usuario1` en la otra máquina Windows 10 Pro y verificar que los cambios se hayan aplicado.</text:p>
        </text:list-item>
      </text:list>
      <text:p text:style-name="Standard"><text:soft-page-break/></text:p>
      <text:list xml:id="list95506138000970" text:continue-list="list95506733019966" text:style-name="WWNum12">
        <text:list-item>
          <text:p text:style-name="P76"><text:bookmark text:name="_m5jki5akr45q"/>Evaluación de la Parte 2</text:p>
        </text:list-item>
      </text:list>
      <text:p text:style-name="P2">El estudiante deberá explicar y demostrar cada uno de los comandos utilizados, así como justificar su uso en cada tarea. No se requiere entrega de documentos, pero el estudiante puede usar notas o esquemas para apoyar su explicación.</text:p>
      <text:p text:style-name="P81"><text:bookmark text:name="_3a7o2jbetx5u"/><text:span text:style-name="T22">1. Configuración del dominio</text:span></text:p>
      <text:p text:style-name="P2"><text:span text:style-name="T9">Pregunta 1:</text:span> ¿Qué pasos seguiste para instalar y configurar el dominio <text:span text:style-name="T26">serrawin</text:span> en Windows Server? Explica cada uno de los comandos o herramientas utilizadas.<text:line-break/><text:span text:style-name="T9">Pregunta 2:</text:span> ¿Cómo verificaste que la configuración de DNS estaba funcionando correctamente? ¿Qué herramientas o comandos usaste?<text:line-break/><text:span text:style-name="T9">Pregunta 3:</text:span> ¿Qué medidas tomaste para garantizar que los clientes pudieran resolver correctamente las direcciones dentro del dominio?</text:p>
      <text:p text:style-name="P83"><text:bookmark text:name="_je0kef328xh5"/></text:p>
      <text:p text:style-name="P81"><text:bookmark text:name="_9vivdf3u0xoz"/><text:span text:style-name="T22">2. Unión de clientes al dominio</text:span></text:p>
      <text:p text:style-name="P2"><text:span text:style-name="T24">Pregunta 4:</text:span> ¿Qué procedimiento seguiste para unir una máquina con Windows 10 Pro al dominio <text:span text:style-name="T26">serrawin</text:span>? Explica cada paso.<text:line-break/><text:span text:style-name="T9">Pregunta 5:</text:span> ¿Cómo verificaste que la máquina Windows 10 Pro se unió correctamente al dominio? ¿Qué comando usaste y qué información proporciona?<text:line-break/><text:span text:style-name="T9">Pregunta 6:</text:span> ¿Cómo uniste una máquina Linux (Ubuntu) al dominio? ¿Qué herramientas utilizaste y qué configuraciones fueron necesarias?<text:line-break/><text:span text:style-name="T9">Pregunta 7:</text:span> ¿Cómo verificaste que el usuario de dominio podía iniciar sesión en la máquina Linux? ¿Qué problemas podrías encontrar y cómo los solucionarías?</text:p>
      <text:p text:style-name="P81"><text:bookmark text:name="_ycmupmr5vmic"/><text:span text:style-name="T22">3. Implementación de perfiles móviles</text:span></text:p>
      <text:p text:style-name="P2"><text:span text:style-name="T9">Pregunta 8:</text:span> ¿Cómo creaste la carpeta compartida <text:span text:style-name="T26">\\Server\PerfilesMoviles</text:span> en Windows Server? ¿Cómo configuraste los permisos?<text:line-break/><text:span text:style-name="T9">Pregunta 9:</text:span> ¿Qué configuración aplicaste en la GPO para que los perfiles de los usuarios se almacenen en <text:span text:style-name="T26">\\Server\PerfilesMoviles</text:span>?<text:line-break/><text:span text:style-name="T9">Pregunta 10:</text:span> ¿Cómo verificaste que los perfiles móviles funcionan correctamente? ¿Qué pruebas realizaste para asegurarte de que los cambios en un perfil se reflejan en otra máquina?<text:line-break/><text:span text:style-name="T9">Pregunta 11:</text:span> ¿Cómo solucionarías problemas si un usuario inicia sesión y su perfil móvil no se carga correctamente?</text:p>
      <text:p text:style-name="P81"><text:bookmark text:name="_fuhe947grb5k"/><text:span text:style-name="T22">4. Comprobación de funcionalidad</text:span></text:p>
      <text:p text:style-name="P2"><text:span text:style-name="T24">Pregunta 12:</text:span> ¿Cómo creaste el usuario <text:span text:style-name="T26">usuario1</text:span> en el dominio? ¿Qué configuraciones adicionales aplicaste a este usuario?<text:line-break/><text:span text:style-name="T9">Pregunta 13:</text:span> ¿Cómo verificaste que los cambios en el perfil de <text:span text:style-name="T26">usuario1</text:span> se guardaban correctamente al cambiar de máquina?<text:line-break/><text:span text:style-name="T9">Pregunta 14:</text:span> ¿Qué herramientas utilizaste para diagnosticar posibles fallos en los perfiles móviles y su sincronización?</text:p>
      <text:p text:style-name="P2"><text:span text:style-name="T9">Pregunta 15</text:span><text:span text:style-name="T24">:</text:span> ¿Cuáles son las ventajas y desventajas de usar perfiles móviles en un entorno corporativo?<text:line-break/><text:span text:style-name="T9">Pregunta 16:</text:span> ¿Cómo podrías optimizar la carga de perfiles móviles en una red con muchas máquinas y usuarios?<text:line-break/><text:span text:style-name="T9">Pregunta 17:</text:span> ¿Qué diferencia hay entre un perfil móvil y un perfil obligatorio? ¿En qué situaciones usarías cada uno?<text:line-break/><text:span text:style-name="T9">Pregunta 18:</text:span> ¿Qué estrategias implementarías para mejorar la seguridad y disponibilidad de los perfiles móviles en caso de fallo del servidor?</text:p>
      <text:p text:style-name="P78"><text:bookmark text:name="_4xz422b9pquw"/><text:span text:style-name="T21">Evaluación y Criterios para Apto/No Apto</text:span></text:p>
      <text:p text:style-name="P2">Para considerar al estudiante <text:span text:style-name="T9">Apto</text:span>, debe:<text:line-break/>✅ <text:span text:style-name="T9">Demostrar</text:span> que ha realizado todas las tareas correctamente.<text:line-break/>✅ <text:span text:style-name="T9">Explicar con claridad</text:span> los comandos y herramientas utilizadas en cada paso.<text:line-break/>✅ <text:span text:style-name="T9">Justificar</text:span> por qué se usaron ciertas configuraciones y opciones.<text:line-break/>✅ <text:span text:style-name="T9">Mostrar comprensión</text:span> de los conceptos clave (DNS, perfiles móviles, unión de clientes, GPOs, etc.).<text:line-break/>✅ <text:span text:style-name="T9">Responder correctamente</text:span> a las preguntas de profundización (si se le hacen).</text:p>
      <text:p text:style-name="P2">Si el estudiante no puede explicar los procedimientos, justificar sus decisiones o demostrar que ha realizado correctamente la práctica, se considerará <text:span text:style-name="T9">No Apto</text:span>.</text:p>
      <text:p text:style-name="Standard"><draw:rect text:anchor-type="as-char" style:rel-width="100%" draw:z-index="8" draw:style-name="gr1" draw:text-style-name="P86" svg:width="0.0012in" svg:height="0.0213in"><text:p/></draw:rect></text:p>
      <text:p text:style-name="P78"><text:bookmark text:name="_f4uonixkclzs"/><text:span text:style-name="T21">Ejemplo de Respuestas Esperadas</text:span></text:p>
      <text:p text:style-name="P2"><text:span text:style-name="T9">Pregunta 4 (Unión de Windows 10 Pro al dominio)<text:line-break/></text:span>✅ <text:span text:style-name="T30">"Para unir una máquina Windows 10 Pro al dominio, abrí el Panel de Control, fui a 'Sistema', seleccioné 'Cambiar configuración', y en la pestaña 'Nombre de equipo' elegí 'Dominio'. Introduje 'serrawin', ingresé las credenciales del administrador del dominio y reinicié la máquina. Para verificar la unión, usé el comando </text:span><text:span text:style-name="T28">whoami /domain</text:span><text:span text:style-name="T30">."</text:span></text:p>
      <text:p text:style-name="P2"><text:span text:style-name="T9">Pregunta 8 (Creación de la carpeta compartida para perfiles móviles)<text:line-break/></text:span>✅ <text:span text:style-name="T30">"Creé la carpeta </text:span><text:span text:style-name="T28">PerfilesMoviles</text:span><text:span text:style-name="T30"> en </text:span><text:span text:style-name="T28">C:\</text:span><text:span text:style-name="T30"> y la compartí con permisos de lectura y escritura para los usuarios del dominio. Luego, en la GPO, configuré la ruta de perfil en </text:span><text:span text:style-name="T28">\\Server\PerfilesMoviles\%USERNAME%</text:span><text:span text:style-name="T30"> para que cada usuario tenga su propia carpeta."</text:span></text:p>
      <text:p text:style-name="P2"><text:span text:style-name="T9">Pregunta 12 (Creación del usuario </text:span><text:span text:style-name="T29">usuario1</text:span><text:span text:style-name="T9">)<text:line-break/></text:span>✅ <text:span text:style-name="T30">"Abrí 'Usuarios y Equipos de Active Directory', seleccioné 'Usuarios', hice clic en 'Nuevo &gt; Usuario' y completé los datos de </text:span><text:span text:style-name="T28">usuario1</text:span><text:span text:style-name="T30">. Luego, asigné una carpeta de perfil móvil en </text:span><text:span text:style-name="T28">\\Server\PerfilesMoviles\usuario1</text:span><text:span text:style-name="T30">."</text:span></text:p>
      <text:list xml:id="list95505556644150" text:continue-numbering="true" text:style-name="WWNum12">
        <text:list-item>
          <text:p text:style-name="P76"><text:bookmark text:name="_przw624l06yy"/><text:soft-page-break/>Parte 3: Uso de la Consola en Linux</text:p>
        </text:list-item>
      </text:list>
      <text:p text:style-name="Standard"><text:span text:style-name="T9">Objetivo:</text:span></text:p>
      <text:p text:style-name="Standard">Demostrar el dominio de la línea de comandos en Linux (Bash) realizando una serie de tareas concretas.</text:p>
      <text:p text:style-name="Standard"><text:span text:style-name="T9">Tareas concretas:</text:span></text:p>
      <text:p text:style-name="Standard"><text:span text:style-name="T9">1. Creación de directorios y ficheros:</text:span></text:p>
      <text:list xml:id="list2311041476" text:style-name="WWNum13">
        <text:list-item>
          <text:p text:style-name="P66"><text:s/>Crear la siguiente estructura de directorios: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9"><text:span text:style-name="T20"><text:s/>/home/usuario/TrabajoLinux/<text:line-break/> /home/usuario/TrabajoLinux/Documentos/<text:line-break/> /home/usuario/TrabajoLinux/Imagenes/<text:line-break/> /home/usuario/TrabajoLinux/Backup/</text:span></text:p>
          </table:table-cell>
        </table:table-row>
      </table:table>
      <text:list xml:id="list1527048638" text:style-name="WWNum8">
        <text:list-item>
          <text:p text:style-name="P67">Dentro de `/home/usuario/TrabajoLinux/Documentos/`, crear tres archivos de texto llamados `nota1.txt`, `nota2.txt`, y `nota3.txt` con contenido generado desde la consola.</text:p>
        </text:list-item>
      </text:list>
      <text:p text:style-name="Standard"><text:span text:style-name="T9">2. Uso de redirecciones:</text:span></text:p>
      <text:list xml:id="list1386723157" text:style-name="WWNum17">
        <text:list-item>
          <text:p text:style-name="P34">Usar el comando `echo` para crear un archivo llamado `lista.txt` en `/home/usuario/TrabajoLinux/` que contenga los nombres de los archivos en `/home/usuario/TrabajoLinux/Documentos/`.</text:p>
        </text:list-item>
        <text:list-item>
          <text:p text:style-name="P46">Usar el operador `&gt;&gt;` para añadir la fecha actual al archivo `lista.txt`.</text:p>
        </text:list-item>
        <text:list-item>
          <text:p text:style-name="P57">Usar el operador `&lt;` para redirigir el contenido de `lista.txt` al comando `sort` y guardar la salida en `lista_ordenada.txt`.</text:p>
        </text:list-item>
      </text:list>
      <text:p text:style-name="Standard"><text:span text:style-name="T9">3. Uso de tuberías (`|`):</text:span></text:p>
      <text:list xml:id="list3492480752" text:style-name="WWNum1">
        <text:list-item>
          <text:p text:style-name="P68">Usar el comando `ls` para listar los archivos en `/home/usuario/TrabajoLinux/Documentos/` y redirigir la salida al comando `grep` para buscar solo los archivos que contengan la palabra "nota". Guardar el resultado en `notas_encontradas.txt`.</text:p>
        </text:list-item>
      </text:list>
      <text:p text:style-name="Standard"><text:span text:style-name="T9">4. Uso de caracteres comodín (`*` y `?`):</text:span></text:p>
      <text:list xml:id="list2713819944" text:style-name="WWNum2">
        <text:list-item>
          <text:p text:style-name="P35">Listar todos los archivos en `/home/usuario/TrabajoLinux/` que tengan la extensión `.txt`.</text:p>
        </text:list-item>
        <text:list-item>
          <text:p text:style-name="P58">Mover todos los archivos que comiencen con "nota" desde `/home/usuario/TrabajoLinux/Documentos/` a `/home/usuario/TrabajoLinux/Backup/`.</text:p>
        </text:list-item>
      </text:list>
      <text:p text:style-name="Standard"><text:span text:style-name="T9">5. Otras tareas:</text:span></text:p>
      <text:list xml:id="list1808747719" text:style-name="WWNum18">
        <text:list-item>
          <text:p text:style-name="P36">Cambiar los permisos de `/home/usuario/TrabajoLinux/Backup/` para que solo el usuario actual tenga acceso de escritura.</text:p>
        </text:list-item>
        <text:list-item>
          <text:p text:style-name="P47">Mostrar la dirección IP de la máquina usando el comando `ip a`.</text:p>
        </text:list-item>
        <text:list-item>
          <text:p text:style-name="P59">Buscar todos los archivos en `/home/usuario/TrabajoLinux/` que contengan la palabra "importante" usando el comando `grep`.</text:p>
        </text:list-item>
      </text:list>
      <text:p text:style-name="Standard"><text:soft-page-break/></text:p>
      <text:list xml:id="list95505414330326" text:continue-list="list95505556644150" text:style-name="WWNum12">
        <text:list-item>
          <text:p text:style-name="P76"><text:bookmark text:name="_luct9acpq0ow"/>Evaluación de la Parte 3</text:p>
        </text:list-item>
      </text:list>
      <text:p text:style-name="P2"><text:span text:style-name="T9">Demostración de dominio de la línea de comandos en Linux (Bash)</text:span></text:p>
      <text:p text:style-name="P78"><text:bookmark text:name="_hfhugrhmw2t1"/><text:span text:style-name="T21">Objetivo</text:span></text:p>
      <text:p text:style-name="P2">El estudiante deberá demostrar su competencia en el uso de la línea de comandos en Linux (Bash) realizando una serie de tareas concretas. Además, deberá explicar y justificar cada comando utilizado en la defensa oral.</text:p>
      <text:p text:style-name="Standard"><draw:rect text:anchor-type="as-char" style:rel-width="100%" draw:z-index="9" draw:style-name="gr1" draw:text-style-name="P86" svg:width="0.0012in" svg:height="0.0213in"><text:p/></draw:rect></text:p>
      <text:p text:style-name="P78"><text:bookmark text:name="_i1pw0erfxum"/><text:span text:style-name="T21">Preguntas para la defensa oral</text:span></text:p>
      <text:p text:style-name="P81"><text:bookmark text:name="_v5s4e1whigzw"/><text:span text:style-name="T22">1. Creación de directorios y ficheros</text:span></text:p>
      <text:p text:style-name="P2"><text:span text:style-name="T24">Pregunta 1:</text:span> ¿Qué comandos usaste para crear la estructura de directorios <text:span text:style-name="T26">/home/usuario/TrabajoLinux/</text:span>, <text:span text:style-name="T26">/home/usuario/TrabajoLinux/Documentos/</text:span>, <text:span text:style-name="T26">/home/usuario/TrabajoLinux/Imagenes/</text:span> y <text:span text:style-name="T26">/home/usuario/TrabajoLinux/Backup/</text:span>? ¿Podrías explicar su funcionamiento?</text:p>
      <text:p text:style-name="P2"><text:span text:style-name="T9">Pregunta 2:</text:span> ¿Cómo creaste los archivos <text:span text:style-name="T26">nota1.txt</text:span>, <text:span text:style-name="T26">nota2.txt</text:span> y <text:span text:style-name="T26">nota3.txt</text:span> dentro de <text:span text:style-name="T26">/home/usuario/TrabajoLinux/Documentos/</text:span>? ¿Qué contenido generaste y cómo lo hiciste desde la terminal?</text:p>
      <text:p text:style-name="P2"><text:span text:style-name="T9">Pregunta 3:</text:span> Si quisieras crear 10 archivos de texto con nombres consecutivos (<text:span text:style-name="T26">nota1.txt</text:span>, <text:span text:style-name="T26">nota2.txt</text:span>, ..., <text:span text:style-name="T26">nota10.txt</text:span>), ¿cómo lo harías con un solo comando?</text:p>
      <text:p text:style-name="Standard"><draw:rect text:anchor-type="as-char" style:rel-width="100%" draw:z-index="10" draw:style-name="gr1" draw:text-style-name="P86" svg:width="0.0012in" svg:height="0.0213in"><text:p/></draw:rect></text:p>
      <text:p text:style-name="P81"><text:bookmark text:name="_t2tlzefcr0e8"/><text:span text:style-name="T22">2. Uso de redirecciones</text:span></text:p>
      <text:p text:style-name="P2"><text:span text:style-name="T24">Pregunta 4:</text:span> ¿Qué comando usaste para crear el archivo <text:span text:style-name="T26">lista.txt</text:span> en <text:span text:style-name="T26">/home/usuario/TrabajoLinux/</text:span>? ¿Cómo te aseguraste de que contuviera los nombres de los archivos en <text:span text:style-name="T26">/home/usuario/TrabajoLinux/Documentos/</text:span>?</text:p>
      <text:p text:style-name="P2"><text:span text:style-name="T9">Pregunta 5:</text:span> ¿Para qué sirve el operador <text:span text:style-name="T26">&gt;&gt;</text:span>? ¿Cómo lo utilizaste para añadir la fecha actual al archivo <text:span text:style-name="T26">lista.txt</text:span>?</text:p>
      <text:p text:style-name="P2"><text:span text:style-name="T9">Pregunta 6:</text:span> ¿Qué hace el operador <text:span text:style-name="T26">&lt;</text:span>? ¿Cómo lo usaste para redirigir el contenido de <text:span text:style-name="T26">lista.txt</text:span> al comando <text:span text:style-name="T26">sort</text:span> y qué resultado obtuviste en <text:span text:style-name="T26">lista_ordenada.txt</text:span>?</text:p>
      <text:p text:style-name="Standard"><draw:rect text:anchor-type="as-char" style:rel-width="100%" draw:z-index="11" draw:style-name="gr1" draw:text-style-name="P86" svg:width="0.0012in" svg:height="0.0213in"><text:p/></draw:rect></text:p>
      <text:p text:style-name="P81"><text:bookmark text:name="_63y0n67wp3f7"/><text:span text:style-name="T22">3. Uso de tuberías (</text:span><text:span text:style-name="T27">|</text:span><text:span text:style-name="T22">)</text:span></text:p>
      <text:p text:style-name="P2"><text:span text:style-name="T24">Pregunta 7:</text:span> ¿Qué es una tubería (<text:span text:style-name="T26">|</text:span>) en la línea de comandos? ¿Cómo la utilizaste para combinar <text:span text:style-name="T26">ls</text:span> y <text:span text:style-name="T26">grep</text:span>?</text:p>
      <text:p text:style-name="P2"><text:span text:style-name="T9">Pregunta 8:</text:span> ¿Qué hace el comando <text:span text:style-name="T26">grep</text:span> en este contexto? ¿Por qué es útil combinarlo con <text:span text:style-name="T26">ls</text:span>?</text:p>
      <text:p text:style-name="P2"><text:span text:style-name="T9">Pregunta 9:</text:span> Si quisieras contar cuántas líneas tiene el archivo <text:span text:style-name="T26">notas_encontradas.txt</text:span>, ¿qué comando usarías y cómo lo combinarías con una tubería?</text:p>
      <text:p text:style-name="Standard"><text:soft-page-break/><draw:rect text:anchor-type="as-char" style:rel-width="100%" draw:z-index="12" draw:style-name="gr1" draw:text-style-name="P86" svg:width="0.0012in" svg:height="0.0213in"><text:p/></draw:rect></text:p>
      <text:p text:style-name="P81"><text:bookmark text:name="_e1j76pdc4z4l"/><text:span text:style-name="T22">4. Uso de caracteres comodín (</text:span><text:span text:style-name="T27">*</text:span><text:span text:style-name="T22"> y </text:span><text:span text:style-name="T27">?</text:span><text:span text:style-name="T22">)</text:span></text:p>
      <text:p text:style-name="P2"><text:span text:style-name="T9">Pregunta 10:</text:span> ¿Qué son los caracteres comodín <text:span text:style-name="T26">*</text:span> y <text:span text:style-name="T26">?</text:span>? ¿En qué se diferencian?</text:p>
      <text:p text:style-name="P2"><text:span text:style-name="T9">Pregunta 11:</text:span> ¿Cómo listaste todos los archivos en <text:span text:style-name="T26">/home/usuario/TrabajoLinux/</text:span> que tengan la extensión <text:span text:style-name="T26">.txt</text:span>? ¿Qué comando utilizaste?</text:p>
      <text:p text:style-name="P2"><text:span text:style-name="T9">Pregunta 12:</text:span> ¿Cómo moviste los archivos que comienzan con "nota" desde <text:span text:style-name="T26">/home/usuario/TrabajoLinux/Documentos/</text:span> a <text:span text:style-name="T26">/home/usuario/TrabajoLinux/Backup/</text:span>? ¿Qué comando usaste y cómo funciona?</text:p>
      <text:p text:style-name="Standard"><draw:rect text:anchor-type="as-char" style:rel-width="100%" draw:z-index="13" draw:style-name="gr1" draw:text-style-name="P86" svg:width="0.0012in" svg:height="0.0213in"><text:p/></draw:rect></text:p>
      <text:p text:style-name="P81"><text:bookmark text:name="_9azz8786uy9s"/><text:span text:style-name="T22">5. Otras tareas</text:span></text:p>
      <text:p text:style-name="P2"><text:span text:style-name="T9">Pregunta 13:</text:span> ¿Cómo cambiaste los permisos de <text:span text:style-name="T26">/home/usuario/TrabajoLinux/Backup/</text:span> para que solo el usuario actual tuviera acceso de escritura? ¿Qué comando utilizaste y cómo funciona?</text:p>
      <text:p text:style-name="P2"><text:span text:style-name="T9">Pregunta 14:</text:span> ¿Qué información obtuviste al usar el comando <text:span text:style-name="T26">ip a</text:span>? ¿Para qué sirve este comando en un entorno de red?</text:p>
      <text:p text:style-name="P2"><text:span text:style-name="T9">Pregunta 15:</text:span> ¿Cómo buscaste todos los archivos en <text:span text:style-name="T26">/home/usuario/TrabajoLinux/</text:span> que contienen la palabra "importante"? ¿Qué comando usaste y cómo interpretaste los resultados?</text:p>
      <text:p text:style-name="Standard"><draw:rect text:anchor-type="as-char" style:rel-width="100%" draw:z-index="14" draw:style-name="gr1" draw:text-style-name="P86" svg:width="0.0012in" svg:height="0.0213in"><text:p/></draw:rect></text:p>
      <text:p text:style-name="P78"><text:bookmark text:name="_q7u179aswoq5"/><text:span text:style-name="T21">Preguntas de profundización</text:span></text:p>
      <text:p text:style-name="P2"><text:span text:style-name="T9">Pregunta 16:</text:span> Si quisieras automatizar la creación de la estructura de directorios y archivos mediante un script, ¿cómo lo harías? ¿Qué lenguaje o herramienta utilizarías?</text:p>
      <text:p text:style-name="P2"><text:span text:style-name="T9">Pregunta 17:</text:span> ¿Cuál es la diferencia entre los operadores <text:span text:style-name="T26">&gt;</text:span> y <text:span text:style-name="T26">&gt;&gt;</text:span>? ¿En qué situaciones usarías cada uno?</text:p>
      <text:p text:style-name="P2"><text:span text:style-name="T9">Pregunta 18:</text:span> Si el archivo <text:span text:style-name="T26">lista.txt</text:span> tuviera miles de líneas, ¿cómo podrías optimizar el proceso de ordenamiento usando la consola?</text:p>
      <text:p text:style-name="P2"><text:span text:style-name="T9">Pregunta 19:</text:span> ¿Qué ventajas tiene usar la línea de comandos en lugar de una interfaz gráfica para realizar estas tareas?</text:p>
      <text:p text:style-name="Standard"><draw:rect text:anchor-type="as-char" style:rel-width="100%" draw:z-index="15" draw:style-name="gr1" draw:text-style-name="P86" svg:width="0.0012in" svg:height="0.0213in"><text:p/></draw:rect></text:p>
      <text:p text:style-name="P78"><text:bookmark text:name="_8e3frwcbt87i"/><text:span text:style-name="T21">Evaluación y criterios para Apto/No Apto</text:span></text:p>
      <text:p text:style-name="P2">Para considerar al estudiante <text:span text:style-name="T9">Apto</text:span>, debe:</text:p>
      <text:p text:style-name="P71">✅ Demostrar que ha realizado todas las tareas correctamente.</text:p>
      <text:p text:style-name="P71">✅ Explicar con claridad los comandos utilizados y su funcionalidad.</text:p>
      <text:p text:style-name="P71"><text:soft-page-break/>✅ Justificar por qué se usaron ciertos comandos y operadores en cada tarea.</text:p>
      <text:p text:style-name="P71">✅ Mostrar comprensión de los conceptos subyacentes (por ejemplo, redirecciones, tuberías, caracteres comodín, permisos, etc.).</text:p>
      <text:p text:style-name="P71">✅ Responder correctamente a las preguntas de profundización (si se le hacen).</text:p>
      <text:p text:style-name="P2">Si el estudiante no puede explicar los comandos, justificar su uso o demostrar las tareas, se considerará <text:span text:style-name="T9">No Apto</text:span>.</text:p>
      <text:p text:style-name="Standard"><draw:rect text:anchor-type="as-char" style:rel-width="100%" draw:z-index="16" draw:style-name="gr1" draw:text-style-name="P86" svg:width="0.0012in" svg:height="0.0213in"><text:p/></draw:rect></text:p>
      <text:p text:style-name="P78"><text:bookmark text:name="_54t8nmo8vou"/><text:span text:style-name="T21">Ejemplo de respuestas esperadas</text:span></text:p>
      <text:p text:style-name="P2"><text:span text:style-name="T9">Pregunta 1 (Creación de directorios):</text:span></text:p>
      <text:p text:style-name="Standard">✅ Respuesta esperada: "Usé el comando <text:span text:style-name="T26">mkdir</text:span> para crear los directorios. Por ejemplo, <text:span text:style-name="T26">mkdir -p /home/usuario/TrabajoLinux/Documentos/</text:span>. La opción <text:span text:style-name="T26">-p</text:span> permite crear directorios anidados sin errores."</text:p>
      <text:p text:style-name="P2"><text:span text:style-name="T9">Pregunta 7 (Uso de tuberías):</text:span></text:p>
      <text:p text:style-name="P70">✅ Respuesta esperada: "La tubería (<text:span text:style-name="T26">|</text:span>) permite enviar la salida de un comando como entrada a otro. En este caso, usé <text:span text:style-name="T26">ls /home/usuario/TrabajoLinux/Documentos/ | grep "nota"</text:span> para listar los archivos y filtrar solo aquellos que contienen la palabra 'nota'."</text:p>
      <text:p text:style-name="P2"><text:span text:style-name="T9">Pregunta 13 (Cambio de permisos):</text:span></text:p>
      <text:p text:style-name="P70">✅ Respuesta esperada: "Usé el comando <text:span text:style-name="T26">chmod 700 /home/usuario/TrabajoLinux/Backup/</text:span> para dar permisos de lectura, escritura y ejecución solo al usuario actual. <text:span text:style-name="T26">chmod</text:span> es una herramienta para gestionar permisos en Linux."</text:p>
      <text:list xml:id="list95506445643273" text:continue-numbering="true" text:style-name="WWNum12">
        <text:list-item>
          <text:p text:style-name="P76"><text:bookmark text:name="_dc3njhof9gnj"/>Parte 4: Configuración de un Dominio en Linux con UCS y Compartición de Carpetas</text:p>
        </text:list-item>
      </text:list>
      <text:p text:style-name="Standard"><text:span text:style-name="T9">Objetivo:</text:span></text:p>
      <text:p text:style-name="Standard">Configurar un dominio en Linux usando UCS (Univention Corporate Server) y compartir una carpeta para backups. Unir al dominio un cliente Windows 10 y un cliente Linux.</text:p>
      <text:p text:style-name="Standard"><text:span text:style-name="T9">Tareas concretas:</text:span></text:p>
      <text:p text:style-name="Standard"><text:span text:style-name="T9">1. Configuración del dominio:</text:span></text:p>
      <text:list xml:id="list1442430079" text:style-name="WWNum3">
        <text:list-item>
          <text:p text:style-name="P37">Instalar UCS en una máquina virtual.</text:p>
        </text:list-item>
        <text:list-item>
          <text:p text:style-name="P48">Configurar el dominio con el nombre `serralinux`.</text:p>
        </text:list-item>
        <text:list-item>
          <text:p text:style-name="P60">Configurar DNS y DHCP en el servidor UCS.</text:p>
        </text:list-item>
      </text:list>
      <text:p text:style-name="Standard"><text:span text:style-name="T9">2. Compartición de carpetas:</text:span></text:p>
      <text:list xml:id="list2827306686" text:style-name="WWNum16">
        <text:list-item>
          <text:p text:style-name="P38"><text:soft-page-break/>Crear una carpeta compartida en el servidor UCS llamada `/backup` y configurar permisos para que los usuarios del dominio puedan acceder a ella.</text:p>
        </text:list-item>
        <text:list-item>
          <text:p text:style-name="P61">Configurar Samba para compartir la carpeta `/backup` en la red.</text:p>
        </text:list-item>
      </text:list>
      <text:p text:style-name="Standard"><text:span text:style-name="T9">3. Unión de clientes al dominio:</text:span></text:p>
      <text:list xml:id="list2748467631" text:style-name="WWNum4">
        <text:list-item>
          <text:p text:style-name="P39">Unir una máquina Windows 10 al dominio `serralinuxl`.</text:p>
        </text:list-item>
        <text:list-item>
          <text:p text:style-name="P62">Unir una máquina Linux (Ubuntu) al dominio.</text:p>
        </text:list-item>
      </text:list>
      <text:p text:style-name="Standard"><text:span text:style-name="T9">4. Comprobación de funcionalidad:</text:span></text:p>
      <text:list xml:id="list2935417176" text:style-name="WWNum6">
        <text:list-item>
          <text:p text:style-name="P40">Crear un usuario llamado `usuario2` en el dominio.</text:p>
        </text:list-item>
        <text:list-item>
          <text:p text:style-name="P49">Iniciar sesión con `usuario2` en la máquina Windows 10 y acceder a la carpeta compartida `\\Server\backup`.</text:p>
        </text:list-item>
        <text:list-item>
          <text:p text:style-name="P49">Iniciar sesión con `usuario2` en la máquina Linux y acceder a la carpeta compartida `/backup`.</text:p>
        </text:list-item>
      </text:list>
      <text:list xml:id="list95506351524442" text:continue-list="list95506445643273" text:style-name="WWNum12">
        <text:list-item>
          <text:p text:style-name="P77"><text:bookmark text:name="_40blb3z8y9j5"/>Evaluación de la Parte 4</text:p>
        </text:list-item>
      </text:list>
      <text:p text:style-name="P73"><text:span text:style-name="T31">Objetivo:</text:span><text:span text:style-name="T32"> Demostrar el dominio en la configuración de un dominio en Linux usando Univention Corporate Server (UCS), incluyendo la compartición de una carpeta para backups y la unión de clientes Windows y Linux al dominio.</text:span></text:p>
      <text:p text:style-name="P73"/>
      <text:p text:style-name="P1"><draw:rect text:anchor-type="as-char" style:rel-width="100%" draw:z-index="17" draw:style-name="gr1" draw:text-style-name="P86" svg:width="0.0012in" svg:height="0.0213in"><text:p/></draw:rect></text:p>
      <text:p text:style-name="P79"><text:bookmark text:name="_8w88d3ittl85"/><text:span text:style-name="T33">Preguntas para la defensa oral</text:span></text:p>
      <text:p text:style-name="P84"><text:bookmark text:name="_chzydodk7trf"/><text:span text:style-name="T34">1. Configuración del dominio:</text:span></text:p>
      <text:p text:style-name="Standard"><text:span text:style-name="T9">Pregunta 1:</text:span> ¿Cuáles son los pasos necesarios para instalar UCS en una máquina virtual? ¿Por qué es importante configurar correctamente la red en la instalación?</text:p>
      <text:p text:style-name="Standard"><text:span text:style-name="T9">Pregunta 2: </text:span>¿Cómo configuraste el dominio con el nombre serralinux? Explica el proceso y las herramientas utilizadas.</text:p>
      <text:p text:style-name="P84"><text:bookmark text:name="_v8x05rr63p9a"/><text:span text:style-name="T34">2. Compartición de carpetas:</text:span></text:p>
      <text:p text:style-name="Standard"><text:span text:style-name="T9">Pregunta 3:</text:span> ¿Cómo creaste la carpeta compartida /backup en el servidor UCS? Explica los permisos configurados.</text:p>
      <text:p text:style-name="Standard"><text:span text:style-name="T9">Pregunta 4</text:span>: ¿Qué pasos seguiste para configurar Samba y compartir /backup en la red?</text:p>
      <text:p text:style-name="Standard"><text:span text:style-name="T9">Pregunta 5: </text:span>¿Cómo aseguraste que los usuarios del dominio pueden acceder a /backup correctamente desde Windows y Linux?</text:p>
      <text:p text:style-name="P84"><text:bookmark text:name="_vvqp7nzbrhw3"/><text:soft-page-break/><text:span text:style-name="T34">3. Unión de clientes al dominio:</text:span></text:p>
      <text:p text:style-name="Standard"><text:span text:style-name="T9">Pregunta 6:</text:span> ¿Cuáles son los pasos para unir una máquina Windows 10 al dominio serralinux?</text:p>
      <text:p text:style-name="Standard"><text:span text:style-name="T9">Pregunta 7: </text:span>¿Qué comandos y configuraciones utilizaste para unir una máquina Linux (Ubuntu) al dominio serralinux?</text:p>
      <text:p text:style-name="Standard"><text:span text:style-name="T9">Pregunta 8:</text:span> ¿Cómo verificaste que los clientes se unieron correctamente al dominio?</text:p>
      <text:p text:style-name="P84"><text:bookmark text:name="_nowuyv5o1be"/><text:span text:style-name="T34">4. Comprobación de funcionalidad:</text:span></text:p>
      <text:p text:style-name="Standard"><text:span text:style-name="T9">Pregunta 9:</text:span> ¿Cómo creaste el usuario usuario2 en UCS y le asignaste los permisos adecuados?</text:p>
      <text:p text:style-name="Standard"><text:span text:style-name="T9">Pregunta 10:</text:span> Desde la máquina Windows 10, ¿cómo accediste a la carpeta compartida \\Server\backup? ¿Tuviste que realizar algún ajuste adicional?</text:p>
      <text:p text:style-name="Standard"><text:span text:style-name="T9">Pregunta 12:</text:span> Desde la máquina Linux, ¿qué pasos seguiste para acceder a /backup? Explica los comandos utilizados.</text:p>
      <text:p text:style-name="P1"><draw:rect text:anchor-type="as-char" style:rel-width="100%" draw:z-index="18" draw:style-name="gr1" draw:text-style-name="P86" svg:width="0.0012in" svg:height="0.0213in"><text:p/></draw:rect></text:p>
      <text:p text:style-name="P80"><text:bookmark text:name="_9ymjktv4qz4p"/></text:p>
      <text:p text:style-name="P80"><text:bookmark text:name="_4buxq9l4izlk"/></text:p>
      <text:p text:style-name="P80"><text:bookmark text:name="_z44svfnwunr7"/></text:p>
      <text:p text:style-name="P79"><text:bookmark text:name="_vagxe3invw3l"/><text:span text:style-name="T33">Preguntas de profundización</text:span></text:p>
      <text:p text:style-name="Standard"><text:span text:style-name="T9">Pregunta 13:</text:span> ¿Qué ventajas ofrece UCS frente a otras soluciones de directorio como Active Directory?</text:p>
      <text:p text:style-name="Standard"><text:span text:style-name="T9">Pregunta 14:</text:span> ¿Cómo podrías automatizar la creación de usuarios en UCS para grandes volúmenes de datos?</text:p>
      <text:p text:style-name="Standard"><text:span text:style-name="T9">Pregunta 15:</text:span> ¿Qué estrategias de seguridad implementarías para proteger los datos dentro del dominio?</text:p>
      <text:p text:style-name="P1"><draw:rect text:anchor-type="as-char" style:rel-width="100%" draw:z-index="19" draw:style-name="gr1" draw:text-style-name="P86" svg:width="0.0012in" svg:height="0.0213in"><text:p/></draw:rect></text:p>
      <text:p text:style-name="P79"><text:bookmark text:name="_7zr988eafgx6"/><text:span text:style-name="T33">Evaluación y Criterios para Apto/No Apto</text:span></text:p>
      <text:p text:style-name="P74"><text:span text:style-name="T32">Para considerar al estudiante Apto, debe: </text:span></text:p>
      <text:p text:style-name="P74"><text:span text:style-name="T32">✅ Demostrar que ha realizado todas las configuraciones correctamente. </text:span></text:p>
      <text:p text:style-name="P74"><text:span text:style-name="T32">✅ Explicar con claridad cada paso del proceso y su funcionalidad. </text:span></text:p>
      <text:p text:style-name="P74"><text:soft-page-break/><text:span text:style-name="T32">✅ Justificar el uso de cada configuración y herramienta. </text:span></text:p>
      <text:p text:style-name="P74"><text:span text:style-name="T32">✅ Mostrar comprensión de los conceptos subyacentes (DNS, DHCP, Samba, directorios de usuarios, permisos, etc.). </text:span></text:p>
      <text:p text:style-name="P74"><text:span text:style-name="T32">✅ Responder correctamente a las preguntas de profundización (si se le hacen).</text:span></text:p>
      <text:p text:style-name="P74"><text:span text:style-name="T32">Si el estudiante no puede explicar las configuraciones, justificar su uso o demostrar su aplicación, se considerará No Apto.</text:span></text:p>
      <text:p text:style-name="P1"><draw:rect text:anchor-type="as-char" style:rel-width="100%" draw:z-index="20" draw:style-name="gr1" draw:text-style-name="P86" svg:width="0.0012in" svg:height="0.0213in"><text:p/></draw:rect></text:p>
      <text:p text:style-name="P79"><text:bookmark text:name="_d43tch2jtfb0"/><text:span text:style-name="T33">Ejemplo de Respuestas Esperadas</text:span></text:p>
      <text:p text:style-name="P74"><text:span text:style-name="T9">✅ </text:span><text:span text:style-name="T31">Pregunta 1 (Instalación de UCS):</text:span></text:p>
      <text:p text:style-name="P23"><text:span text:style-name="T35">"Descargué la imagen de UCS y la instalé en una máquina virtual. Durante la configuración, asigné una dirección IP estática y aseguré que el servidor tuviera acceso a la red, ya que UCS necesita conectividad para gestionar el dominio."</text:span></text:p>
      <text:p text:style-name="P74"><text:span text:style-name="T9">✅ </text:span><text:span text:style-name="T31">Pregunta </text:span><text:span text:style-name="T9">6</text:span><text:span text:style-name="T31"> (Configuración de Samba):</text:span></text:p>
      <text:p text:style-name="P23"><text:span text:style-name="T35">"Edité el archivo de configuración de Samba y agregué la sección correspondiente a </text:span><text:span text:style-name="T36">/backup</text:span><text:span text:style-name="T35">, asegurándome de que solo los usuarios del dominio tuvieran acceso. Luego, reinicié el servicio para aplicar los cambios."</text:span></text:p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d0d0d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d0d0d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.4165in" fo:margin-top="0.1665in" fo:margin-bottom="0.1665in" loext:contextual-spacing="false" fo:line-height="100%" fo:orphans="0" fo:widows="0" fo:text-indent="0in" style:auto-text-indent="false" fo:background-color="#ffffff" fo:padding="0in" fo:border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 fo:font-weight="bold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Trabajo práctico final - Sistemas Operativos en Red</text:span></text:p>
      </style:header>
      <style:footer>
        <text:p text:style-name="MP4"><text:span text:style-name="MT1">CFGM Sistemas Microinformáticos y Redes<text:tab/> <text:s text:c="22"/>Trabajo práctico final - Sistemas Operativos en Red - Página </text:span><text:page-number text:select-page="current">1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16" meta:paragraph-count="301" meta:word-count="3888" meta:character-count="25718" meta:non-whitespace-character-count="22109"/>
    <meta:generator>LibreOfficeDev/6.0.5.2$Linux_X86_64 LibreOffice_project/</meta:generator>
  </office:meta>
</office:document-meta>
</file>